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03118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font-size="10pt" fo:letter-spacing="normal" officeooo:rsid="001447a3" officeooo:paragraph-rsid="045aca34" style:font-name-asian="arial" style:font-size-asian="10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fo:font-size="10pt" fo:letter-spacing="normal" officeooo:rsid="03da8468" officeooo:paragraph-rsid="009607c8" style:font-name-asian="arial" style:font-size-asian="10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fo:font-size="10pt" fo:letter-spacing="normal" officeooo:rsid="03da8468" officeooo:paragraph-rsid="03ee4bc2" style:font-name-asian="arial" style:font-size-asian="10pt" style:font-style-asian="normal" style:font-weight-asian="normal" style:font-size-complex="10pt"/>
    </style:style>
    <style:style style:name="P9" style:family="paragraph" style:parent-style-name="Preformatted_20_Text">
      <style:text-properties fo:color="#000000" officeooo:rsid="001447a3" officeooo:paragraph-rsid="00155c34"/>
    </style:style>
    <style:style style:name="P10" style:family="paragraph" style:parent-style-name="Preformatted_20_Text">
      <style:text-properties fo:color="#000000" officeooo:rsid="001447a3" officeooo:paragraph-rsid="01956c97"/>
    </style:style>
    <style:style style:name="P11" style:family="paragraph" style:parent-style-name="Preformatted_20_Text">
      <style:text-properties fo:color="#000000" officeooo:rsid="001447a3" officeooo:paragraph-rsid="00549b3a"/>
    </style:style>
    <style:style style:name="P12" style:family="paragraph" style:parent-style-name="Preformatted_20_Text">
      <style:text-properties fo:color="#000000" officeooo:rsid="001447a3" officeooo:paragraph-rsid="00566f22"/>
    </style:style>
    <style:style style:name="P13" style:family="paragraph" style:parent-style-name="Preformatted_20_Text">
      <style:text-properties fo:color="#000000" officeooo:rsid="001447a3" officeooo:paragraph-rsid="0058842e"/>
    </style:style>
    <style:style style:name="P14" style:family="paragraph" style:parent-style-name="Preformatted_20_Text">
      <style:text-properties fo:color="#000000" officeooo:rsid="001447a3" officeooo:paragraph-rsid="00a85e99"/>
    </style:style>
    <style:style style:name="P15" style:family="paragraph" style:parent-style-name="Preformatted_20_Text">
      <style:text-properties fo:color="#000000" officeooo:rsid="001447a3" officeooo:paragraph-rsid="036c663a"/>
    </style:style>
    <style:style style:name="P16" style:family="paragraph" style:parent-style-name="Preformatted_20_Text">
      <style:text-properties fo:color="#000000" officeooo:rsid="001447a3" officeooo:paragraph-rsid="04470551"/>
    </style:style>
    <style:style style:name="P17" style:family="paragraph" style:parent-style-name="Preformatted_20_Text">
      <style:text-properties fo:color="#000000" officeooo:rsid="001447a3" officeooo:paragraph-rsid="04fc910a"/>
    </style:style>
    <style:style style:name="P18" style:family="paragraph" style:parent-style-name="Preformatted_20_Text">
      <style:text-properties fo:color="#000000" officeooo:rsid="001447a3" officeooo:paragraph-rsid="04fc995b"/>
    </style:style>
    <style:style style:name="P19" style:family="paragraph" style:parent-style-name="Preformatted_20_Text">
      <style:text-properties fo:color="#000000" officeooo:rsid="001447a3" officeooo:paragraph-rsid="0502ed3c"/>
    </style:style>
    <style:style style:name="P20" style:family="paragraph" style:parent-style-name="Preformatted_20_Text">
      <style:text-properties fo:color="#000000" officeooo:rsid="001447a3" officeooo:paragraph-rsid="0217b083"/>
    </style:style>
    <style:style style:name="P21" style:family="paragraph" style:parent-style-name="Preformatted_20_Text">
      <style:text-properties fo:color="#000000" officeooo:rsid="013d1d16" officeooo:paragraph-rsid="013d1d16"/>
    </style:style>
    <style:style style:name="P22" style:family="paragraph" style:parent-style-name="Preformatted_20_Text">
      <style:text-properties fo:color="#000000" fo:font-size="10pt" officeooo:rsid="001447a3" officeooo:paragraph-rsid="031a7794" style:font-size-asian="10pt" style:font-size-complex="10pt"/>
    </style:style>
    <style:style style:name="P23" style:family="paragraph" style:parent-style-name="Preformatted_20_Text">
      <style:text-properties fo:color="#000000" fo:font-size="10pt" officeooo:rsid="001447a3" officeooo:paragraph-rsid="036c663a" style:font-size-asian="10pt" style:font-size-complex="10pt"/>
    </style:style>
    <style:style style:name="P24" style:family="paragraph" style:parent-style-name="Preformatted_20_Text">
      <style:text-properties fo:color="#000000" fo:font-size="10pt" officeooo:rsid="001447a3" officeooo:paragraph-rsid="0340e650" style:font-size-asian="10pt" style:font-size-complex="10pt"/>
    </style:style>
    <style:style style:name="P25" style:family="paragraph" style:parent-style-name="Preformatted_20_Text">
      <style:text-properties fo:color="#000000" fo:font-size="10pt" officeooo:paragraph-rsid="009607c8" style:font-size-asian="10pt" style:font-size-complex="10pt"/>
    </style:style>
    <style:style style:name="P26" style:family="paragraph" style:parent-style-name="Preformatted_20_Text">
      <style:text-properties fo:color="#000000" fo:font-size="10pt" officeooo:paragraph-rsid="03ee4bc2" style:font-size-asian="10pt" style:font-size-complex="10pt"/>
    </style:style>
    <style:style style:name="P27" style:family="paragraph" style:parent-style-name="Preformatted_20_Text">
      <style:text-properties fo:color="#000000" fo:font-size="10pt" officeooo:paragraph-rsid="045502e0" style:font-size-asian="10pt" style:font-size-complex="10pt"/>
    </style:style>
    <style:style style:name="P28" style:family="paragraph" style:parent-style-name="Preformatted_20_Text">
      <style:text-properties fo:color="#000000" officeooo:rsid="030693fe" officeooo:paragraph-rsid="00a85e99" style:font-size-asian="9pt" loext:padding="0cm" loext:border="none"/>
    </style:style>
    <style:style style:name="P29" style:family="paragraph" style:parent-style-name="Preformatted_20_Text">
      <style:text-properties fo:color="#000000" officeooo:paragraph-rsid="04fc995b"/>
    </style:style>
    <style:style style:name="P30" style:family="paragraph" style:parent-style-name="Preformatted_20_Text">
      <style:text-properties fo:color="#000000" officeooo:paragraph-rsid="0502ed3c"/>
    </style:style>
    <style:style style:name="P31" style:family="paragraph" style:parent-style-name="Preformatted_20_Text">
      <style:text-properties officeooo:paragraph-rsid="00155c34"/>
    </style:style>
    <style:style style:name="P32" style:family="paragraph" style:parent-style-name="Preformatted_20_Text">
      <style:text-properties officeooo:paragraph-rsid="018c5379"/>
    </style:style>
    <style:style style:name="P33" style:family="paragraph" style:parent-style-name="Preformatted_20_Text">
      <style:text-properties fo:font-size="10pt" officeooo:paragraph-rsid="00155c34" style:font-size-asian="10pt" style:font-size-complex="10pt"/>
    </style:style>
    <style:style style:name="P34" style:family="paragraph" style:parent-style-name="Preformatted_20_Text">
      <style:text-properties fo:font-size="10pt" officeooo:paragraph-rsid="00278f20" style:font-size-asian="10pt" style:font-size-complex="10pt"/>
    </style:style>
    <style:style style:name="P35" style:family="paragraph" style:parent-style-name="Preformatted_20_Text">
      <style:text-properties fo:font-size="10pt" officeooo:paragraph-rsid="031a7794" style:font-size-asian="10pt" style:font-size-complex="10pt"/>
    </style:style>
    <style:style style:name="P36" style:family="paragraph" style:parent-style-name="Preformatted_20_Text">
      <style:text-properties fo:font-size="10pt" officeooo:paragraph-rsid="002bf69d" style:font-size-asian="10pt" style:font-size-complex="10pt"/>
    </style:style>
    <style:style style:name="P37" style:family="paragraph" style:parent-style-name="Preformatted_20_Text">
      <style:text-properties fo:font-size="10pt" officeooo:paragraph-rsid="018a727c" style:font-size-asian="10pt" style:font-size-complex="10pt"/>
    </style:style>
    <style:style style:name="P38" style:family="paragraph" style:parent-style-name="Preformatted_20_Text">
      <style:text-properties fo:font-size="10pt" officeooo:paragraph-rsid="018c5379" style:font-size-asian="10pt" style:font-size-complex="10pt"/>
    </style:style>
    <style:style style:name="P39" style:family="paragraph" style:parent-style-name="Preformatted_20_Text">
      <style:text-properties fo:font-size="10pt" officeooo:paragraph-rsid="0340e650" style:font-size-asian="10pt" style:font-size-complex="10pt"/>
    </style:style>
    <style:style style:name="P40" style:family="paragraph" style:parent-style-name="Preformatted_20_Text">
      <style:text-properties fo:font-size="10pt" officeooo:paragraph-rsid="0366648f" style:font-size-asian="10pt" style:font-size-complex="10pt"/>
    </style:style>
    <style:style style:name="P41" style:family="paragraph" style:parent-style-name="Preformatted_20_Text">
      <style:text-properties fo:font-size="10pt" officeooo:paragraph-rsid="036c663a" style:font-size-asian="10pt" style:font-size-complex="10pt"/>
    </style:style>
    <style:style style:name="P42" style:family="paragraph" style:parent-style-name="Preformatted_20_Text">
      <style:text-properties fo:font-size="10pt" officeooo:paragraph-rsid="019d66ee" style:font-size-asian="10pt" style:font-size-complex="10pt"/>
    </style:style>
    <style:style style:name="P43" style:family="paragraph" style:parent-style-name="Preformatted_20_Text">
      <style:text-properties fo:font-size="10pt" officeooo:paragraph-rsid="03dddde9" style:font-size-asian="10pt" style:font-size-complex="10pt"/>
    </style:style>
    <style:style style:name="P44" style:family="paragraph" style:parent-style-name="Preformatted_20_Text">
      <style:text-properties fo:font-size="10pt" officeooo:paragraph-rsid="03ee4bc2" style:font-size-asian="10pt" style:font-size-complex="10pt"/>
    </style:style>
    <style:style style:name="P45" style:family="paragraph" style:parent-style-name="Preformatted_20_Text">
      <style:text-properties fo:font-size="10pt" officeooo:paragraph-rsid="041bd8d0" style:font-size-asian="10pt" style:font-size-complex="10pt"/>
    </style:style>
    <style:style style:name="P46" style:family="paragraph" style:parent-style-name="Preformatted_20_Text">
      <style:text-properties fo:font-size="10pt" officeooo:paragraph-rsid="04470551" style:font-size-asian="10pt" style:font-size-complex="10pt"/>
    </style:style>
    <style:style style:name="P47" style:family="paragraph" style:parent-style-name="Preformatted_20_Text">
      <style:text-properties fo:font-size="10pt" officeooo:paragraph-rsid="045d6698" style:font-size-asian="10pt" style:font-size-complex="10pt"/>
    </style:style>
    <style:style style:name="P48" style:family="paragraph" style:parent-style-name="Preformatted_20_Text">
      <style:text-properties fo:font-size="10pt" officeooo:paragraph-rsid="0502ed3c" style:font-size-asian="10pt" style:font-size-complex="10pt"/>
    </style:style>
    <style:style style:name="P49" style:family="paragraph" style:parent-style-name="Preformatted_20_Text">
      <style:text-properties officeooo:paragraph-rsid="019d66ee"/>
    </style:style>
    <style:style style:name="P50" style:family="paragraph" style:parent-style-name="Preformatted_20_Text">
      <style:text-properties officeooo:paragraph-rsid="03dddde9"/>
    </style:style>
    <style:style style:name="P51" style:family="paragraph" style:parent-style-name="Preformatted_20_Text">
      <style:text-properties officeooo:paragraph-rsid="045d6698"/>
    </style:style>
    <style:style style:name="P52" style:family="paragraph" style:parent-style-name="Preformatted_20_Text">
      <style:text-properties officeooo:paragraph-rsid="0502ed3c"/>
    </style:style>
    <style:style style:name="P53" style:family="paragraph" style:parent-style-name="Standard">
      <style:text-properties fo:color="#000000" officeooo:rsid="001447a3" officeooo:paragraph-rsid="008e4039"/>
    </style:style>
    <style:style style:name="P54" style:family="paragraph" style:parent-style-name="Standard">
      <style:text-properties fo:color="#000000" officeooo:rsid="001447a3" officeooo:paragraph-rsid="019d66ee"/>
    </style:style>
    <style:style style:name="P55" style:family="paragraph" style:parent-style-name="Standard">
      <style:text-properties fo:color="#000000" officeooo:rsid="001447a3" officeooo:paragraph-rsid="041bd8d0"/>
    </style:style>
    <style:style style:name="P56" style:family="paragraph" style:parent-style-name="Standard">
      <style:text-properties fo:color="#000000" officeooo:rsid="001447a3" officeooo:paragraph-rsid="04fc995b"/>
    </style:style>
    <style:style style:name="P57" style:family="paragraph" style:parent-style-name="Standard">
      <style:text-properties fo:color="#000000" officeooo:rsid="001447a3" officeooo:paragraph-rsid="0502ed3c"/>
    </style:style>
    <style:style style:name="P58" style:family="paragraph" style:parent-style-name="Standard">
      <style:text-properties fo:color="#000000" fo:font-size="10pt" officeooo:rsid="001447a3" officeooo:paragraph-rsid="03c94c34" style:font-size-asian="10pt" style:font-size-complex="10pt"/>
    </style:style>
    <style:style style:name="P59" style:family="paragraph" style:parent-style-name="Standard">
      <style:text-properties fo:color="#000000" fo:font-size="10pt" officeooo:paragraph-rsid="045502e0" style:font-size-asian="10pt" style:font-size-complex="10pt"/>
    </style:style>
    <style:style style:name="P60" style:family="paragraph" style:parent-style-name="Standard">
      <style:text-properties fo:color="#000000" officeooo:rsid="03b6eaab" officeooo:paragraph-rsid="03c5b6a9"/>
    </style:style>
    <style:style style:name="P61" style:family="paragraph" style:parent-style-name="Standard">
      <style:text-properties fo:color="#000000" officeooo:rsid="03fd81ff" officeooo:paragraph-rsid="041bd8d0"/>
    </style:style>
    <style:style style:name="P62" style:family="paragraph" style:parent-style-name="Standard">
      <style:text-properties fo:font-variant="normal" fo:text-transform="none" fo:color="#000000" fo:font-size="10pt" fo:letter-spacing="normal" officeooo:rsid="001447a3" officeooo:paragraph-rsid="045d6698" style:font-name-asian="arial" style:font-size-asian="10pt" style:font-style-asian="normal" style:font-weight-asian="normal" style:font-size-complex="10pt"/>
    </style:style>
    <style:style style:name="P63" style:family="paragraph" style:parent-style-name="Standard">
      <style:text-properties fo:font-variant="normal" fo:text-transform="none" fo:color="#000000" fo:font-size="10pt" fo:letter-spacing="normal" officeooo:rsid="001447a3" officeooo:paragraph-rsid="04614411" style:font-name-asian="arial" style:font-size-asian="10pt" style:font-style-asian="normal" style:font-weight-asian="normal" style:font-size-complex="10pt"/>
    </style:style>
    <style:style style:name="P64" style:family="paragraph" style:parent-style-name="Standard">
      <style:text-properties fo:font-variant="normal" fo:text-transform="none" fo:color="#000000" fo:font-size="10pt" fo:letter-spacing="normal" officeooo:rsid="001447a3" officeooo:paragraph-rsid="046e7ff2" style:font-name-asian="arial" style:font-size-asian="10pt" style:font-style-asian="normal" style:font-weight-asian="normal" style:font-size-complex="10pt"/>
    </style:style>
    <style:style style:name="P65" style:family="paragraph" style:parent-style-name="Standard">
      <style:text-properties fo:font-variant="normal" fo:text-transform="none" fo:color="#000000" fo:font-size="10pt" fo:letter-spacing="normal" officeooo:rsid="001447a3" officeooo:paragraph-rsid="047d27c3" style:font-name-asian="arial" style:font-size-asian="10pt" style:font-style-asian="normal" style:font-weight-asian="normal" style:font-size-complex="10pt"/>
    </style:style>
    <style:style style:name="P66" style:family="paragraph" style:parent-style-name="Standard">
      <style:text-properties fo:font-variant="normal" fo:text-transform="none" fo:color="#000000" fo:font-size="10pt" fo:letter-spacing="normal" officeooo:rsid="001447a3" officeooo:paragraph-rsid="048086e3" style:font-name-asian="arial" style:font-size-asian="10pt" style:font-style-asian="normal" style:font-weight-asian="normal" style:font-size-complex="10pt"/>
    </style:style>
    <style:style style:name="P67" style:family="paragraph" style:parent-style-name="Standard">
      <style:text-properties fo:font-variant="normal" fo:text-transform="none" fo:color="#000000" fo:font-size="10pt" fo:letter-spacing="normal" officeooo:rsid="001447a3" officeooo:paragraph-rsid="0487562e" style:font-name-asian="arial" style:font-size-asian="10pt" style:font-style-asian="normal" style:font-weight-asian="normal" style:font-size-complex="10pt"/>
    </style:style>
    <style:style style:name="P68" style:family="paragraph" style:parent-style-name="Standard">
      <style:text-properties fo:font-variant="normal" fo:text-transform="none" fo:color="#000000" fo:font-size="10pt" fo:letter-spacing="normal" officeooo:rsid="001447a3" officeooo:paragraph-rsid="048d48ca" style:font-name-asian="arial" style:font-size-asian="10pt" style:font-style-asian="normal" style:font-weight-asian="normal" style:font-size-complex="10pt"/>
    </style:style>
    <style:style style:name="P69" style:family="paragraph" style:parent-style-name="Standard">
      <style:text-properties fo:font-variant="normal" fo:text-transform="none" fo:color="#000000" fo:font-size="10pt" fo:letter-spacing="normal" officeooo:rsid="001447a3" officeooo:paragraph-rsid="0490cac3" style:font-name-asian="arial" style:font-size-asian="10pt" style:font-style-asian="normal" style:font-weight-asian="normal" style:font-size-complex="10pt"/>
    </style:style>
    <style:style style:name="P70" style:family="paragraph" style:parent-style-name="Standard">
      <style:text-properties fo:font-variant="normal" fo:text-transform="none" fo:color="#000000" fo:font-size="10pt" fo:letter-spacing="normal" officeooo:rsid="001447a3" officeooo:paragraph-rsid="049a3604" style:font-name-asian="arial" style:font-size-asian="10pt" style:font-style-asian="normal" style:font-weight-asian="normal" style:font-size-complex="10pt"/>
    </style:style>
    <style:style style:name="P71" style:family="paragraph" style:parent-style-name="Standard">
      <style:text-properties fo:font-variant="normal" fo:text-transform="none" fo:color="#000000" fo:font-size="10pt" fo:letter-spacing="normal" officeooo:rsid="001447a3" officeooo:paragraph-rsid="04a11ce0" style:font-name-asian="arial" style:font-size-asian="10pt" style:font-style-asian="normal" style:font-weight-asian="normal" style:font-size-complex="10pt"/>
    </style:style>
    <style:style style:name="P72" style:family="paragraph" style:parent-style-name="Standard">
      <style:text-properties fo:font-variant="normal" fo:text-transform="none" fo:color="#000000" fo:font-size="10pt" fo:letter-spacing="normal" officeooo:rsid="001447a3" officeooo:paragraph-rsid="04a2a572" style:font-name-asian="arial" style:font-size-asian="10pt" style:font-style-asian="normal" style:font-weight-asian="normal" style:font-size-complex="10pt"/>
    </style:style>
    <style:style style:name="P73" style:family="paragraph" style:parent-style-name="Standard">
      <style:text-properties fo:font-variant="normal" fo:text-transform="none" fo:color="#000000" fo:font-size="10pt" fo:letter-spacing="normal" officeooo:rsid="001447a3" officeooo:paragraph-rsid="04a63037" style:font-name-asian="arial" style:font-size-asian="10pt" style:font-style-asian="normal" style:font-weight-asian="normal" style:font-size-complex="10pt"/>
    </style:style>
    <style:style style:name="P74" style:family="paragraph" style:parent-style-name="Standard">
      <style:text-properties fo:font-variant="normal" fo:text-transform="none" fo:color="#000000" fo:font-size="10pt" fo:letter-spacing="normal" officeooo:rsid="001447a3" officeooo:paragraph-rsid="04bdc12a" style:font-name-asian="arial" style:font-size-asian="10pt" style:font-style-asian="normal" style:font-weight-asian="normal" style:font-size-complex="10pt"/>
    </style:style>
    <style:style style:name="P75" style:family="paragraph" style:parent-style-name="Standard">
      <style:text-properties fo:font-variant="normal" fo:text-transform="none" fo:color="#000000" fo:font-size="10pt" fo:letter-spacing="normal" officeooo:rsid="001447a3" officeooo:paragraph-rsid="04c39c06" style:font-name-asian="arial" style:font-size-asian="10pt" style:font-style-asian="normal" style:font-weight-asian="normal" style:font-size-complex="10pt"/>
    </style:style>
    <style:style style:name="P76" style:family="paragraph" style:parent-style-name="Standard">
      <style:text-properties fo:font-variant="normal" fo:text-transform="none" fo:color="#000000" fo:font-size="10pt" fo:letter-spacing="normal" officeooo:rsid="001447a3" officeooo:paragraph-rsid="04c99431" style:font-name-asian="arial" style:font-size-asian="10pt" style:font-style-asian="normal" style:font-weight-asian="normal" style:font-size-complex="10pt"/>
    </style:style>
    <style:style style:name="P77" style:family="paragraph" style:parent-style-name="Standard">
      <style:text-properties fo:font-variant="normal" fo:text-transform="none" fo:color="#000000" fo:font-size="10pt" fo:letter-spacing="normal" officeooo:rsid="001447a3" officeooo:paragraph-rsid="04e5fec8" style:font-name-asian="arial" style:font-size-asian="10pt" style:font-style-asian="normal" style:font-weight-asian="normal" style:font-size-complex="10pt"/>
    </style:style>
    <style:style style:name="P78" style:family="paragraph" style:parent-style-name="Standard">
      <style:text-properties fo:font-variant="normal" fo:text-transform="none" fo:color="#000000" fo:font-size="10pt" fo:letter-spacing="normal" officeooo:rsid="001447a3" officeooo:paragraph-rsid="05031180" style:font-name-asian="arial" style:font-size-asian="10pt" style:font-style-asian="normal" style:font-weight-asian="normal" style:font-size-complex="10pt"/>
    </style:style>
    <style:style style:name="P79" style:family="paragraph" style:parent-style-name="Standard">
      <style:text-properties fo:font-variant="normal" fo:text-transform="none" fo:color="#000000" fo:font-size="10pt" fo:letter-spacing="normal" officeooo:rsid="04bdc12a" officeooo:paragraph-rsid="05031180" style:font-name-asian="arial" style:font-size-asian="10pt" style:font-style-asian="normal" style:font-weight-asian="normal" style:font-size-complex="10pt"/>
    </style:style>
    <style:style style:name="P8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fa8cbc" officeooo:paragraph-rsid="03ee4bc2" style:font-name-asian="arial" style:font-size-asian="10pt" style:font-style-asian="normal" style:font-weight-asian="normal" style:font-size-complex="10pt" style:text-emphasize="none"/>
    </style:style>
    <style:style style:name="P8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84775" officeooo:paragraph-rsid="04614411" style:font-name-asian="arial" style:font-size-asian="10pt" style:font-style-asian="normal" style:font-weight-asian="normal" style:font-size-complex="10pt" style:text-emphasize="none"/>
    </style:style>
    <style:style style:name="P8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2a572" officeooo:paragraph-rsid="04a2a572" style:font-name-asian="arial" style:font-size-asian="10pt" style:font-style-asian="normal" style:font-weight-asian="normal" style:font-size-complex="10pt" style:text-emphasize="none"/>
    </style:style>
    <style:style style:name="P8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8dd12" officeooo:paragraph-rsid="04e6099f" style:font-name-asian="arial" style:font-size-asian="10pt" style:font-style-asian="normal" style:font-weight-asian="normal" style:font-size-complex="10pt" style:text-emphasize="none"/>
    </style:style>
    <style:style style:name="P8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dc054" officeooo:paragraph-rsid="05031180" style:font-name-asian="arial" style:font-size-asian="10pt" style:font-style-asian="normal" style:font-weight-asian="normal" style:font-size-complex="10pt" style:text-emphasize="none"/>
    </style:style>
    <style:style style:name="P85" style:family="paragraph" style:parent-style-name="Standard">
      <style:text-properties fo:font-size="10pt" officeooo:paragraph-rsid="018a727c" style:font-size-asian="10pt" style:font-size-complex="10pt"/>
    </style:style>
    <style:style style:name="P86" style:family="paragraph" style:parent-style-name="Standard">
      <style:text-properties fo:font-size="10pt" officeooo:paragraph-rsid="018c5379" style:font-size-asian="10pt" style:font-size-complex="10pt"/>
    </style:style>
    <style:style style:name="P87" style:family="paragraph" style:parent-style-name="Standard">
      <style:text-properties fo:font-size="10pt" officeooo:paragraph-rsid="033bc939" style:font-size-asian="10pt" style:font-size-complex="10pt"/>
    </style:style>
    <style:style style:name="P88" style:family="paragraph" style:parent-style-name="Standard">
      <style:text-properties fo:font-size="10pt" officeooo:paragraph-rsid="0340e650" style:font-size-asian="10pt" style:font-size-complex="10pt"/>
    </style:style>
    <style:style style:name="P89" style:family="paragraph" style:parent-style-name="Standard">
      <style:text-properties fo:font-size="10pt" officeooo:paragraph-rsid="036c663a" style:font-size-asian="10pt" style:font-size-complex="10pt"/>
    </style:style>
    <style:style style:name="P90" style:family="paragraph" style:parent-style-name="Standard">
      <style:text-properties fo:font-size="10pt" officeooo:paragraph-rsid="019d66ee" style:font-size-asian="10pt" style:font-size-complex="10pt"/>
    </style:style>
    <style:style style:name="P91" style:family="paragraph" style:parent-style-name="Standard">
      <style:text-properties fo:font-size="10pt" officeooo:paragraph-rsid="03dddde9" style:font-size-asian="10pt" style:font-size-complex="10pt"/>
    </style:style>
    <style:style style:name="P92" style:family="paragraph" style:parent-style-name="Standard">
      <style:text-properties fo:font-size="10pt" officeooo:paragraph-rsid="03e6f058" style:font-size-asian="10pt" style:font-size-complex="10pt"/>
    </style:style>
    <style:style style:name="P93" style:family="paragraph" style:parent-style-name="Standard">
      <style:text-properties fo:font-size="10pt" officeooo:paragraph-rsid="03ee4bc2" style:font-size-asian="10pt" style:font-size-complex="10pt"/>
    </style:style>
    <style:style style:name="P94" style:family="paragraph" style:parent-style-name="Standard">
      <style:text-properties fo:font-size="10pt" officeooo:paragraph-rsid="03fda80e" style:font-size-asian="10pt" style:font-size-complex="10pt"/>
    </style:style>
    <style:style style:name="P95" style:family="paragraph" style:parent-style-name="Standard">
      <style:text-properties fo:font-size="10pt" officeooo:paragraph-rsid="041bd8d0" style:font-size-asian="10pt" style:font-size-complex="10pt"/>
    </style:style>
    <style:style style:name="P96" style:family="paragraph" style:parent-style-name="Standard">
      <style:text-properties fo:font-size="10pt" officeooo:paragraph-rsid="044acd51" style:font-size-asian="10pt" style:font-size-complex="10pt"/>
    </style:style>
    <style:style style:name="P97" style:family="paragraph" style:parent-style-name="Standard">
      <style:text-properties fo:font-size="10pt" officeooo:paragraph-rsid="045502e0" style:font-size-asian="10pt" style:font-size-complex="10pt"/>
    </style:style>
    <style:style style:name="P98" style:family="paragraph" style:parent-style-name="Standard">
      <style:text-properties fo:font-size="10pt" officeooo:paragraph-rsid="045d6698" style:font-size-asian="10pt" style:font-size-complex="10pt"/>
    </style:style>
    <style:style style:name="P99" style:family="paragraph" style:parent-style-name="Standard">
      <style:text-properties fo:font-size="10pt" officeooo:paragraph-rsid="048d48ca" style:font-size-asian="10pt" style:font-size-complex="10pt"/>
    </style:style>
    <style:style style:name="P100" style:family="paragraph" style:parent-style-name="Standard">
      <style:text-properties fo:font-size="10pt" officeooo:paragraph-rsid="049a3604" style:font-size-asian="10pt" style:font-size-complex="10pt"/>
    </style:style>
    <style:style style:name="P101" style:family="paragraph" style:parent-style-name="Standard">
      <style:text-properties fo:font-size="10pt" officeooo:paragraph-rsid="04a63037" style:font-size-asian="10pt" style:font-size-complex="10pt"/>
    </style:style>
    <style:style style:name="P102" style:family="paragraph" style:parent-style-name="Standard">
      <style:text-properties fo:font-size="10pt" officeooo:paragraph-rsid="04bdc12a" style:font-size-asian="10pt" style:font-size-complex="10pt"/>
    </style:style>
    <style:style style:name="P103" style:family="paragraph" style:parent-style-name="Standard">
      <style:text-properties fo:font-size="10pt" officeooo:paragraph-rsid="04c39c06" style:font-size-asian="10pt" style:font-size-complex="10pt"/>
    </style:style>
    <style:style style:name="P104" style:family="paragraph" style:parent-style-name="Standard">
      <style:text-properties fo:font-size="10pt" officeooo:paragraph-rsid="04c9de67" style:font-size-asian="10pt" style:font-size-complex="10pt"/>
    </style:style>
    <style:style style:name="P105" style:family="paragraph" style:parent-style-name="Standard">
      <style:text-properties fo:font-size="10pt" officeooo:paragraph-rsid="04ede7b0" style:font-size-asian="10pt" style:font-size-complex="10pt"/>
    </style:style>
    <style:style style:name="P106" style:family="paragraph" style:parent-style-name="Standard">
      <style:text-properties fo:font-size="10pt" officeooo:paragraph-rsid="0502ed3c" style:font-size-asian="10pt" style:font-size-complex="10pt"/>
    </style:style>
    <style:style style:name="P107" style:family="paragraph" style:parent-style-name="Standard">
      <style:text-properties fo:font-size="10pt" officeooo:paragraph-rsid="05031180" style:font-size-asian="10pt" style:font-size-complex="10pt"/>
    </style:style>
    <style:style style:name="P108" style:family="paragraph" style:parent-style-name="Standard">
      <style:text-properties officeooo:paragraph-rsid="033bc939"/>
    </style:style>
    <style:style style:name="P109" style:family="paragraph" style:parent-style-name="Standard">
      <style:text-properties officeooo:paragraph-rsid="046e7ff2"/>
    </style:style>
    <style:style style:name="P110" style:family="paragraph" style:parent-style-name="Standard">
      <style:text-properties officeooo:paragraph-rsid="04c9de67" style:font-size-asian="10pt"/>
    </style:style>
    <style:style style:name="P11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12" style:family="paragraph" style:parent-style-name="Preformatted_20_Text">
      <style:text-properties fo:color="#000000" officeooo:rsid="001447a3" officeooo:paragraph-rsid="05127bde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3d58c73" style:font-name-asian="arial" style:font-style-asian="normal" style:font-weight-asian="normal"/>
    </style:style>
    <style:style style:name="T7" style:family="text">
      <style:text-properties fo:font-variant="normal" fo:text-transform="none" fo:letter-spacing="normal" officeooo:rsid="03da8468" style:font-name-asian="arial" style:font-style-asian="normal" style:font-weight-asian="normal"/>
    </style:style>
    <style:style style:name="T8" style:family="text">
      <style:text-properties fo:font-variant="normal" fo:text-transform="none" fo:letter-spacing="normal" officeooo:rsid="0453af83" style:font-name-asian="arial" style:font-style-asian="normal" style:font-weight-asian="normal"/>
    </style:style>
    <style:style style:name="T9" style:family="text">
      <style:text-properties fo:font-variant="normal" fo:text-transform="none" fo:letter-spacing="normal" officeooo:rsid="045502e0" style:font-name-asian="arial" style:font-style-asian="normal" style:font-weight-asian="normal"/>
    </style:style>
    <style:style style:name="T10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fo:font-size="10pt" fo:letter-spacing="normal" officeooo:rsid="009607c8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font-size="10pt" fo:letter-spacing="normal" officeooo:rsid="03c94c34" style:font-name-asian="ari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fo:font-size="10pt" fo:letter-spacing="normal" officeooo:rsid="0502ed3c" style:font-name-asian="ari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ddde9" style:font-name-asian="arial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43e8d" style:font-name-asian="arial" style:font-style-asian="normal" style:font-weight-asian="normal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6f058" style:font-name-asian="arial" style:font-style-asian="normal" style:font-weight-asian="normal" style:text-emphasize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5dc4b" style:font-name-asian="arial" style:font-style-asian="normal" style:font-weight-asian="normal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ce567" style:font-name-asian="arial" style:font-style-asian="normal" style:font-weight-asian="normal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1de62" style:font-name-asian="arial" style:font-style-asian="normal" style:font-weight-asian="normal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3e967" style:font-name-asian="arial" style:font-style-asian="normal" style:font-weight-asian="normal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40b7a" style:font-name-asian="arial" style:font-style-asian="normal" style:font-weight-asian="normal" style:text-emphasize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6f2d3" style:font-name-asian="arial" style:font-style-asian="normal" style:font-weight-asian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81a01" style:font-name-asian="arial" style:font-style-asian="normal" style:font-weight-asian="normal" style:text-emphasize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a8cbc" style:font-name-asian="arial" style:font-style-asian="normal" style:font-weight-asian="normal" style:text-emphasize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8acf9" style:font-name-asian="arial" style:font-style-asian="normal" style:font-weight-asian="normal" style:text-emphasize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a748a" style:font-name-asian="arial" style:font-style-asian="normal" style:font-weight-asian="normal" style:text-emphasize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c43b8" style:font-name-asian="arial" style:font-style-asian="normal" style:font-weight-asian="normal" style:text-emphasize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d9046" style:font-name-asian="arial" style:font-style-asian="normal" style:font-weight-asian="normal" style:text-emphasize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eb81c" style:font-name-asian="arial" style:font-style-asian="normal" style:font-weight-asian="normal" style:text-emphasize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91c9ef" style:font-name-asian="arial" style:font-style-asian="normal" style:font-weight-asian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33095a" style:font-name-asian="arial" style:font-style-asian="normal" style:font-weight-asian="normal" style:text-emphasize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52f9a" style:font-name-asian="arial" style:font-style-asian="normal" style:font-weight-asian="normal" style:text-emphasize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70551" style:font-name-asian="arial" style:font-style-asian="normal" style:font-weight-asian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acd51" style:font-name-asian="arial" style:font-style-asian="normal" style:font-weight-asian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6dc054" style:font-name-asian="arial" style:font-style-asian="normal" style:font-weight-asian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8e50e7" style:font-name-asian="arial" style:font-style-asian="normal" style:font-weight-asian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4fe6" style:font-name-asian="arial" style:font-style-asian="normal" style:font-weight-asian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8bdd1" style:font-name-asian="arial" style:font-style-asian="normal" style:font-weight-asian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a3604" style:font-name-asian="arial" style:font-style-asian="normal" style:font-weight-asian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cac3" style:font-name-asian="arial" style:font-style-asian="normal" style:font-weight-asian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63037" style:font-name-asian="arial" style:font-style-asian="normal" style:font-weight-asian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2a572" style:font-name-asian="arial" style:font-style-asian="normal" style:font-weight-asian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02ed3c" style:font-name-asian="arial" style:font-style-asian="normal" style:font-weight-asian="normal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82ae35" style:font-name-asian="SimHei" style:font-size-asian="10.5pt" style:font-style-asian="normal" style:font-weight-asian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02ed3c" style:font-name-asian="SimHei" style:font-size-asian="10.5pt" style:font-style-asian="normal" style:font-weight-asian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29a4c" style:font-name-asian="arial" style:font-size-asian="10pt" style:font-style-asian="normal" style:font-weight-asian="normal" style:font-size-complex="10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42cc6" style:font-name-asian="arial" style:font-size-asian="10pt" style:font-style-asian="normal" style:font-weight-asian="normal" style:font-size-complex="10pt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eb81c" style:font-name-asian="arial" style:font-size-asian="10pt" style:font-style-asian="normal" style:font-weight-asian="normal" style:font-size-complex="10pt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82ae35" style:font-name-asian="arial" style:font-size-asian="10pt" style:font-style-asian="normal" style:font-weight-asian="normal" style:font-size-complex="10pt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91c9ef" style:font-name-asian="arial" style:font-size-asian="10pt" style:font-style-asian="normal" style:font-weight-asian="normal" style:font-size-complex="10pt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2a572" style:font-name-asian="arial" style:font-style-asian="normal" style:font-weight-asian="normal" style:font-size-complex="10pt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e50e7" style:font-name-asian="arial" style:font-style-asian="normal" style:font-weight-asian="normal" style:font-size-complex="10pt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63037" style:font-name-asian="arial" style:font-style-asian="normal" style:font-weight-asian="normal" style:font-size-complex="10pt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SimHei" fo:font-size="10.5pt" fo:letter-spacing="normal" fo:font-style="normal" fo:text-shadow="none" style:text-underline-style="none" fo:font-weight="normal" officeooo:rsid="0382ae35" style:font-name-asian="arial" style:font-style-asian="normal" style:font-weight-asian="normal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imHei" fo:font-size="10.5pt" fo:letter-spacing="normal" fo:font-style="normal" fo:text-shadow="none" style:text-underline-style="none" fo:font-weight="normal" officeooo:rsid="0502ed3c" style:font-name-asian="arial" style:font-style-asian="normal" style:font-weight-asian="normal" style:text-emphasize="none"/>
    </style:style>
    <style:style style:name="T58" style:family="text">
      <style:text-properties fo:font-variant="normal" fo:text-transform="none" fo:color="#000000" fo:font-size="10pt" fo:letter-spacing="normal" officeooo:rsid="03da8468" style:font-name-asian="arial" style:font-size-asian="10pt" style:font-style-asian="normal" style:font-weight-asian="normal" style:font-size-complex="10pt"/>
    </style:style>
    <style:style style:name="T59" style:family="text">
      <style:text-properties fo:font-variant="normal" fo:text-transform="none" fo:color="#000000" fo:font-size="10pt" fo:letter-spacing="normal" officeooo:rsid="03dce567" style:font-name-asian="arial" style:font-size-asian="10pt" style:font-style-asian="normal" style:font-weight-asian="normal" style:font-size-complex="10pt"/>
    </style:style>
    <style:style style:name="T60" style:family="text">
      <style:text-properties fo:font-variant="normal" fo:text-transform="none" fo:color="#000000" fo:letter-spacing="normal" officeooo:rsid="03dce567" style:font-name-asian="arial" style:font-style-asian="normal" style:font-weight-asian="normal"/>
    </style:style>
    <style:style style:name="T61" style:family="text">
      <style:text-properties fo:font-variant="normal" fo:text-transform="none" fo:color="#000000" fo:letter-spacing="normal" officeooo:rsid="03dddde9" style:font-name-asian="arial" style:font-style-asian="normal" style:font-weight-asian="normal"/>
    </style:style>
    <style:style style:name="T62" style:family="text">
      <style:text-properties fo:font-variant="normal" fo:text-transform="none" fo:color="#000000" fo:letter-spacing="normal" officeooo:rsid="03e3338f" style:font-name-asian="arial" style:font-style-asian="normal" style:font-weight-asian="normal"/>
    </style:style>
    <style:style style:name="T63" style:family="text">
      <style:text-properties fo:font-variant="normal" fo:text-transform="none" fo:color="#000000" fo:letter-spacing="normal" officeooo:rsid="03e43e8d" style:font-name-asian="arial" style:font-style-asian="normal" style:font-weight-asian="normal"/>
    </style:style>
    <style:style style:name="T64" style:family="text">
      <style:text-properties fo:font-variant="normal" fo:text-transform="none" fo:color="#000000" fo:letter-spacing="normal" officeooo:rsid="03e5dc4b" style:font-name-asian="arial" style:font-style-asian="normal" style:font-weight-asian="normal"/>
    </style:style>
    <style:style style:name="T65" style:family="text">
      <style:text-properties fo:font-variant="normal" fo:text-transform="none" fo:color="#000000" fo:letter-spacing="normal" officeooo:rsid="03da8468" style:font-name-asian="arial" style:font-style-asian="normal" style:font-weight-asian="normal"/>
    </style:style>
    <style:style style:name="T66" style:family="text">
      <style:text-properties fo:font-variant="normal" fo:text-transform="none" fo:color="#000000" fo:letter-spacing="normal" officeooo:rsid="001447a3" style:font-name-asian="arial" style:font-style-asian="normal" style:font-weight-asian="normal"/>
    </style:style>
    <style:style style:name="T67" style:family="text">
      <style:text-properties fo:font-variant="normal" fo:text-transform="none" fo:color="#000000" fo:letter-spacing="normal" officeooo:rsid="045390b1" style:font-name-asian="arial" style:font-style-asian="normal" style:font-weight-asian="normal"/>
    </style:style>
    <style:style style:name="T68" style:family="text">
      <style:text-properties fo:font-variant="normal" fo:text-transform="none" fo:color="#000000" fo:letter-spacing="normal" officeooo:rsid="0453af83" style:font-name-asian="arial" style:font-style-asian="normal" style:font-weight-asian="normal"/>
    </style:style>
    <style:style style:name="T69" style:family="text">
      <style:text-properties fo:font-variant="normal" fo:text-transform="none" fo:color="#000000" fo:letter-spacing="normal" officeooo:rsid="045502e0" style:font-name-asian="arial" style:font-style-asian="normal" style:font-weight-asian="normal"/>
    </style:style>
    <style:style style:name="T70" style:family="text">
      <style:text-properties fo:font-variant="normal" fo:text-transform="none" fo:color="#000000" fo:letter-spacing="normal" officeooo:rsid="0502ed3c" style:font-name-asian="arial" style:font-style-asian="normal" style:font-weight-asian="normal"/>
    </style:style>
    <style:style style:name="T71" style:family="text">
      <style:text-properties fo:font-variant="normal" fo:text-transform="none" fo:color="#000000" fo:letter-spacing="normal" officeooo:rsid="05031180" style:font-name-asian="arial" style:font-style-asian="normal" style:font-weight-asian="normal"/>
    </style:style>
    <style:style style:name="T72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a8468" style:font-name-asian="arial" style:font-style-asian="normal" style:font-weight-asian="normal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58c73" style:font-name-asian="arial" style:font-style-asian="normal" style:font-weight-asian="normal" style:text-emphasize="none"/>
    </style:style>
    <style:style style:name="T75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502e0" style:font-name-asian="arial" style:font-style-asian="normal" style:font-weight-asian="normal" style:text-emphasize="none"/>
    </style:style>
    <style:style style:name="T77" style:family="text">
      <style:text-properties fo:font-variant="normal" fo:text-transform="none" fo:color="#333333" style:font-name="SimHei" fo:font-size="10.5pt" fo:letter-spacing="normal" fo:font-style="normal" fo:font-weight="normal" officeooo:rsid="04fc995b" style:font-size-asian="10pt" style:font-size-complex="10pt"/>
    </style:style>
    <style:style style:name="T78" style:family="text">
      <style:text-properties fo:font-variant="normal" fo:text-transform="none" fo:color="#333333" fo:font-size="10pt" fo:letter-spacing="normal" officeooo:rsid="04fc995b" style:font-name-asian="SimHei" style:font-size-asian="10.5pt" style:font-style-asian="normal" style:font-weight-asian="normal" style:font-size-complex="10pt"/>
    </style:style>
    <style:style style:name="T79" style:family="text">
      <style:text-properties officeooo:rsid="015a4bf0"/>
    </style:style>
    <style:style style:name="T80" style:family="text">
      <style:text-properties officeooo:rsid="018c2e74"/>
    </style:style>
    <style:style style:name="T8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font-size-complex="10pt" style:text-emphasize="none"/>
    </style:style>
    <style:style style:name="T8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42cc6" style:font-size-asian="10pt" style:font-style-asian="normal" style:font-weight-asian="normal" style:font-size-complex="10pt" style:text-emphasize="none"/>
    </style:style>
    <style:style style:name="T8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tyle-asian="normal" style:font-weight-asian="normal" style:font-size-complex="10pt" style:text-emphasize="none"/>
    </style:style>
    <style:style style:name="T8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74d8d" style:font-style-asian="normal" style:font-weight-asian="normal" style:text-emphasize="none"/>
    </style:style>
    <style:style style:name="T8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96293" style:font-style-asian="normal" style:font-weight-asian="normal" style:text-emphasize="none"/>
    </style:style>
    <style:style style:name="T8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text-emphasize="none"/>
    </style:style>
    <style:style style:name="T8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fd81ff" style:font-style-asian="normal" style:font-weight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060da9" style:font-style-asian="normal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cad3b" style:font-style-asian="normal" style:font-weight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d53b2" style:font-style-asian="normal" style:font-weight-asian="normal" style:text-emphasize="none"/>
    </style:style>
    <style:style style:name="T9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5f56" style:font-style-asian="normal" style:font-weight-asian="normal" style:text-emphasize="none"/>
    </style:style>
    <style:style style:name="T9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fa27" style:font-style-asian="normal" style:font-weight-asian="normal" style:text-emphasize="none"/>
    </style:style>
    <style:style style:name="T9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acd51" style:font-style-asian="normal" style:font-weight-asian="normal" style:text-emphasize="none"/>
    </style:style>
    <style:style style:name="T9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6dc054" style:font-style-asian="normal" style:font-weight-asian="normal" style:text-emphasize="none"/>
    </style:style>
    <style:style style:name="T9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8e50e7" style:font-style-asian="normal" style:font-weight-asian="normal" style:text-emphasize="none"/>
    </style:style>
    <style:style style:name="T9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8bdd1" style:font-style-asian="normal" style:font-weight-asian="normal" style:text-emphasize="none"/>
    </style:style>
    <style:style style:name="T10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da188" style:font-style-asian="normal" style:font-weight-asian="normal" style:text-emphasize="none"/>
    </style:style>
    <style:style style:name="T10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2a572" style:font-style-asian="normal" style:font-weight-asian="normal" style:text-emphasize="none"/>
    </style:style>
    <style:style style:name="T10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63037" style:font-style-asian="normal" style:font-weight-asian="normal" style:text-emphasize="none"/>
    </style:style>
    <style:style style:name="T10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0cac3" style:font-style-asian="normal" style:font-weight-asian="normal" style:text-emphasize="none"/>
    </style:style>
    <style:style style:name="T10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eb6c46" style:font-style-asian="normal" style:font-weight-asian="normal" style:text-emphasize="none"/>
    </style:style>
    <style:style style:name="T10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f7b263" style:font-style-asian="normal" style:font-weight-asian="normal" style:text-emphasize="none"/>
    </style:style>
    <style:style style:name="T10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02ed3c" style:font-style-asian="normal" style:font-weight-asian="normal" style:text-emphasize="none"/>
    </style:style>
    <style:style style:name="T10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031180" style:font-style-asian="normal" style:font-weight-asian="normal" style:text-emphasize="none"/>
    </style:style>
    <style:style style:name="T108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109" style:family="text">
      <style:text-properties fo:color="#000000" officeooo:rsid="001447a3"/>
    </style:style>
    <style:style style:name="T110" style:family="text">
      <style:text-properties fo:color="#000000" officeooo:rsid="018a727c"/>
    </style:style>
    <style:style style:name="T111" style:family="text">
      <style:text-properties fo:color="#000000" officeooo:rsid="018c2e74"/>
    </style:style>
    <style:style style:name="T112" style:family="text">
      <style:text-properties fo:color="#000000" officeooo:rsid="018c5379"/>
    </style:style>
    <style:style style:name="T113" style:family="text">
      <style:text-properties fo:color="#000000" fo:font-size="10pt" officeooo:rsid="001447a3" style:font-size-asian="10pt" style:font-size-complex="10pt"/>
    </style:style>
    <style:style style:name="T114" style:family="text">
      <style:text-properties fo:color="#000000" fo:font-size="10pt" officeooo:rsid="018c5379" style:font-size-asian="10pt" style:font-size-complex="10pt"/>
    </style:style>
    <style:style style:name="T115" style:family="text">
      <style:text-properties fo:color="#000000" officeooo:rsid="0366648f"/>
    </style:style>
    <style:style style:name="T116" style:family="text">
      <style:text-properties fo:color="#000000" officeooo:rsid="03c94c34"/>
    </style:style>
    <style:style style:name="T117" style:family="text">
      <style:text-properties fo:color="#000000" officeooo:rsid="04fc995b"/>
    </style:style>
    <style:style style:name="T118" style:family="text">
      <style:text-properties fo:font-size="10pt" style:font-size-asian="10pt" style:font-size-complex="10pt"/>
    </style:style>
    <style:style style:name="T119" style:family="text">
      <style:text-properties fo:font-size="10pt" officeooo:rsid="037cf034" style:font-size-asian="10pt" style:font-size-complex="10pt"/>
    </style:style>
    <style:style style:name="T120" style:family="text">
      <style:text-properties fo:font-size="10pt" officeooo:rsid="0382ae35" style:font-size-asian="10pt" style:font-size-complex="10pt"/>
    </style:style>
    <style:style style:name="T121" style:family="text">
      <style:text-properties fo:font-size="10pt" officeooo:rsid="03846769" style:font-size-asian="10pt" style:font-size-complex="10pt"/>
    </style:style>
    <style:style style:name="T122" style:family="text">
      <style:text-properties fo:font-size="10pt" officeooo:rsid="0388ac47" style:font-size-asian="10pt" style:font-size-complex="10pt"/>
    </style:style>
    <style:style style:name="T123" style:family="text">
      <style:text-properties fo:font-size="10pt" officeooo:rsid="0389076e" style:font-size-asian="10pt" style:font-size-complex="10pt"/>
    </style:style>
    <style:style style:name="T124" style:family="text">
      <style:text-properties fo:font-size="10pt" officeooo:rsid="0391c9ef" style:font-size-asian="10pt" style:font-size-complex="10pt"/>
    </style:style>
    <style:style style:name="T125" style:family="text">
      <style:text-properties fo:font-size="10pt" officeooo:rsid="04fc995b" style:font-size-asian="10pt" style:font-size-complex="10pt"/>
    </style:style>
    <style:style style:name="T126" style:family="text">
      <style:text-properties fo:font-size="10pt" officeooo:rsid="001447a3" style:font-size-asian="10pt" style:font-size-complex="10pt"/>
    </style:style>
    <style:style style:name="T127" style:family="text">
      <style:text-properties fo:font-size="10pt" officeooo:rsid="0502ed3c" style:font-size-asian="10pt" style:font-size-complex="10pt"/>
    </style:style>
    <style:style style:name="T128" style:family="text">
      <style:text-properties fo:font-size="10pt" officeooo:rsid="05031180" style:font-size-asian="10pt" style:font-size-complex="10pt"/>
    </style:style>
    <style:style style:name="T12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3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text-emphasize="none"/>
    </style:style>
    <style:style style:name="T13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4acd51" style:text-emphasize="none"/>
    </style:style>
    <style:style style:name="T13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14411" style:text-emphasize="none"/>
    </style:style>
    <style:style style:name="T13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3ff54" style:text-emphasize="none"/>
    </style:style>
    <style:style style:name="T13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001d" style:text-emphasize="none"/>
    </style:style>
    <style:style style:name="T13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4775" style:text-emphasize="none"/>
    </style:style>
    <style:style style:name="T13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946e7" style:text-emphasize="none"/>
    </style:style>
    <style:style style:name="T13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dc054" style:text-emphasize="none"/>
    </style:style>
    <style:style style:name="T13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e7ff2" style:text-emphasize="none"/>
    </style:style>
    <style:style style:name="T14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1fde9" style:text-emphasize="none"/>
    </style:style>
    <style:style style:name="T14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29a4c" style:text-emphasize="none"/>
    </style:style>
    <style:style style:name="T14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42cc6" style:text-emphasize="none"/>
    </style:style>
    <style:style style:name="T14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d27c3" style:text-emphasize="none"/>
    </style:style>
    <style:style style:name="T14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086e3" style:text-emphasize="none"/>
    </style:style>
    <style:style style:name="T14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3cc90" style:text-emphasize="none"/>
    </style:style>
    <style:style style:name="T14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583ab" style:text-emphasize="none"/>
    </style:style>
    <style:style style:name="T14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7562e" style:text-emphasize="none"/>
    </style:style>
    <style:style style:name="T14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d48ca" style:text-emphasize="none"/>
    </style:style>
    <style:style style:name="T14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e50e7" style:text-emphasize="none"/>
    </style:style>
    <style:style style:name="T15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0cac3" style:text-emphasize="none"/>
    </style:style>
    <style:style style:name="T15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40da" style:text-emphasize="none"/>
    </style:style>
    <style:style style:name="T15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bdd1" style:text-emphasize="none"/>
    </style:style>
    <style:style style:name="T15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a3604" style:text-emphasize="none"/>
    </style:style>
    <style:style style:name="T15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3f10" style:text-emphasize="none"/>
    </style:style>
    <style:style style:name="T15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5a5e" style:text-emphasize="none"/>
    </style:style>
    <style:style style:name="T15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11ce0" style:text-emphasize="none"/>
    </style:style>
    <style:style style:name="T15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2a572" style:text-emphasize="none"/>
    </style:style>
    <style:style style:name="T15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63037" style:text-emphasize="none"/>
    </style:style>
    <style:style style:name="T15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2f7a0" style:text-emphasize="none"/>
    </style:style>
    <style:style style:name="T16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8dd12" style:text-emphasize="none"/>
    </style:style>
    <style:style style:name="T16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dc12a" style:text-emphasize="none"/>
    </style:style>
    <style:style style:name="T16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39c06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7829b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9d3d8" style:text-emphasize="none"/>
    </style:style>
    <style:style style:name="T16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dabff4" style:text-emphasize="none"/>
    </style:style>
    <style:style style:name="T16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e6099f" style:text-emphasize="none"/>
    </style:style>
    <style:style style:name="T16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5031180" style:text-emphasize="none"/>
    </style:style>
    <style:style style:name="T168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169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text-emphasize="none"/>
    </style:style>
    <style:style style:name="T170" style:family="text">
      <style:text-properties officeooo:rsid="03fd81ff"/>
    </style:style>
    <style:style style:name="T171" style:family="text">
      <style:text-properties officeooo:rsid="041bd8d0"/>
    </style:style>
    <style:style style:name="T172" style:family="text">
      <style:text-properties officeooo:rsid="045aca34"/>
    </style:style>
    <style:style style:name="T173" style:family="text">
      <style:text-properties officeooo:rsid="048e50e7"/>
    </style:style>
    <style:style style:name="T174" style:family="text">
      <style:text-properties officeooo:rsid="04fc910a"/>
    </style:style>
    <style:style style:name="T175" style:family="text">
      <style:text-properties officeooo:rsid="04fc995b"/>
    </style:style>
    <style:style style:name="T176" style:family="text">
      <style:text-properties officeooo:rsid="0502ed3c"/>
    </style:style>
    <style:style style:name="T177" style:family="text">
      <style:text-properties officeooo:rsid="05031180"/>
    </style:style>
    <style:style style:name="T178" style:family="text">
      <style:text-properties officeooo:rsid="05127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:庄凯钦</text:p>
      <text:p text:style-name="P9"/>
      <text:p text:style-name="P112">模块名:员工持股管理<text:span text:style-name="T178">(staffshares)</text:span></text:p>
      <text:p text:style-name="P10"><text:tab/><text:bookmark-start text:name="__DdeLink__4522_521824983"/>导航下拉名_1:员工持股</text:p>
      <text:p text:style-name="P10"><text:tab/><text:tab/>导航名_1:股票发行方案</text:p>
      <text:p text:style-name="P17"><text:tab/><text:tab/><text:tab/>功能名字_1:列表 <text:s/>功能类型:网格 (有网格)<text:span text:style-name="T174">(scheme/v1/maps)</text:span></text:p>
      <text:p text:style-name="P31"><text:span text:style-name="T109"><text:tab/><text:tab/><text:tab/></text:span><text:span text:style-name="T113"><text:tab/></text:span><text:bookmark-start text:name="__DdeLink__9132_521824983"/><text:span text:style-name="T113">字段名称_1:</text:span><text:span text:style-name="T81">审核状态</text:span></text:p>
      <text:p text:style-name="P33"><text:span text:style-name="T109"><text:tab/><text:tab/><text:tab/><text:tab/>字段名称_2:</text:span><text:span text:style-name="T85">股份种类</text:span></text:p>
      <text:p text:style-name="P22"><text:tab/><text:tab/><text:tab/><text:tab/>字段名称_3:<text:span text:style-name="T129">方案代码</text:span></text:p>
      <text:p text:style-name="P34"><text:span text:style-name="T109"><text:tab/><text:tab/><text:tab/><text:tab/>字段名称_4:</text:span><text:span text:style-name="T85">方案名称</text:span></text:p>
      <text:p text:style-name="P34"><text:span text:style-name="T109"><text:tab/><text:tab/><text:tab/><text:tab/>字段名称_5:</text:span><text:span text:style-name="T85">发行目的</text:span></text:p>
      <text:p text:style-name="P33"><text:span text:style-name="T109"><text:tab/><text:tab/><text:tab/><text:tab/>字段名称_6:</text:span><text:span text:style-name="T85">总资本</text:span></text:p>
      <text:p text:style-name="P35"><text:span text:style-name="T109"><text:tab/><text:tab/><text:tab/><text:tab/>字段名称_7:</text:span><text:span text:style-name="T85">总股本</text:span><text:span text:style-name="T109"> </text:span></text:p>
      <text:p text:style-name="P33"><text:span text:style-name="T109"><text:tab/><text:tab/><text:tab/><text:tab/>字段名称_8:</text:span><text:span text:style-name="T85">票面价值</text:span><text:bookmark-end text:name="__DdeLink__4522_521824983"/></text:p>
      <text:p text:style-name="P36"><text:span text:style-name="T109"><text:tab/><text:tab/><text:tab/><text:tab/>字段名称_9:</text:span><text:span text:style-name="T85">计划筹资额</text:span></text:p>
      <text:p text:style-name="P33"><text:span text:style-name="T109"><text:tab/><text:tab/><text:tab/><text:tab/>字段名称_10:</text:span><text:span text:style-name="T85">发行人</text:span></text:p>
      <text:p text:style-name="P33"><text:span text:style-name="T109"><text:tab/><text:tab/><text:tab/><text:tab/>字段名称_11:</text:span><text:span text:style-name="T85">发行性质</text:span></text:p>
      <text:p text:style-name="P37"><text:span text:style-name="T109"><text:tab/><text:tab/><text:tab/><text:tab/>字段名称_1</text:span><text:span text:style-name="T110">2</text:span><text:span text:style-name="T109">:</text:span><text:span text:style-name="T85">发行比例</text:span></text:p>
      <text:p text:style-name="P85"><text:span text:style-name="T109"><text:tab/><text:tab/><text:tab/><text:tab/>字段名称_</text:span><text:span text:style-name="T111">1</text:span><text:span text:style-name="T109">3:</text:span><text:span text:style-name="T85">发行数量</text:span></text:p>
      <text:p text:style-name="P37"><text:span text:style-name="T109"><text:tab/><text:tab/><text:tab/><text:tab/>字段名称_</text:span><text:span text:style-name="T111">1</text:span><text:span text:style-name="T109">4:</text:span><text:span text:style-name="T85">发行价格</text:span></text:p>
      <text:p text:style-name="P37"><text:span text:style-name="T109"><text:tab/><text:tab/><text:tab/><text:tab/>字段名称_</text:span><text:span text:style-name="T111">1</text:span><text:span text:style-name="T109">5：</text:span><text:span text:style-name="T85">发行对象</text:span></text:p>
      <text:p text:style-name="P37"><text:span text:style-name="T109"><text:tab/><text:tab/><text:tab/><text:tab/>字段名称_</text:span><text:span text:style-name="T111">1</text:span><text:span text:style-name="T109">6:</text:span><text:span text:style-name="T85">发行方式</text:span></text:p>
      <text:p text:style-name="P37"><text:span text:style-name="T109"><text:tab/><text:tab/><text:tab/><text:tab/>字段名称_</text:span><text:span text:style-name="T111">1</text:span><text:span text:style-name="T109">7:</text:span><text:span text:style-name="T85">发行时间</text:span></text:p>
      <text:p text:style-name="P37"><text:span text:style-name="T109"><text:tab/><text:tab/><text:tab/><text:tab/>字段名称_</text:span><text:span text:style-name="T111">1</text:span><text:span text:style-name="T109">8:</text:span><text:span text:style-name="T85">出售方式</text:span></text:p>
      <text:p text:style-name="P37"><text:span text:style-name="T109"><text:tab/><text:tab/><text:tab/><text:tab/>字段名称_</text:span><text:span text:style-name="T111">1</text:span><text:span text:style-name="T109">9:</text:span><text:span text:style-name="T85">申购上下限标准</text:span></text:p>
      <text:p text:style-name="P37"><text:span text:style-name="T109"><text:tab/><text:tab/><text:tab/><text:tab/>字段名称_</text:span><text:span text:style-name="T111">2</text:span><text:span text:style-name="T109">0:</text:span><text:span text:style-name="T85">分红核算时间</text:span></text:p>
      <text:p text:style-name="P37"><text:span text:style-name="T109"><text:tab/><text:tab/><text:tab/><text:tab/>字段名称_</text:span><text:span text:style-name="T111">2</text:span><text:span text:style-name="T109">1:</text:span><text:span text:style-name="T85">备注</text:span></text:p>
      <text:p text:style-name="P86"><text:span text:style-name="T109"><text:tab/><text:tab/><text:tab/><text:tab/>字段名称_</text:span><text:span text:style-name="T112">22</text:span><text:span text:style-name="T109">:</text:span><text:span text:style-name="T85">方案制定时间</text:span></text:p>
      <text:p text:style-name="P86"><text:span text:style-name="T109"><text:tab/><text:tab/><text:tab/><text:tab/>字段名称_</text:span><text:span text:style-name="T112">2</text:span><text:span text:style-name="T109">3:</text:span><text:span text:style-name="T85">方案制定人</text:span></text:p>
      <text:p text:style-name="P38"><text:span text:style-name="T109"><text:tab/><text:tab/><text:tab/><text:tab/>字段名称_</text:span><text:span text:style-name="T112">2</text:span><text:span text:style-name="T109">4:</text:span><text:span text:style-name="T85">总经办</text:span></text:p>
      <text:p text:style-name="P32"><text:span text:style-name="T113"><text:tab/><text:tab/><text:tab/><text:tab/>字段名称_</text:span><text:span text:style-name="T114">2</text:span><text:span text:style-name="T113">5：</text:span><text:span text:style-name="T81">审核意见</text:span><text:bookmark-end text:name="__DdeLink__9132_521824983"/></text:p>
      <text:p text:style-name="P9"><text:tab/><text:tab/></text:p>
      <text:p text:style-name="P18"><text:tab/><text:tab/><text:tab/>功能名称_2:申请 功能类型:编辑 <text:span text:style-name="T174">(scheme/v1/save)</text:span></text:p>
      <text:p text:style-name="P108"><text:span text:style-name="T109"><text:tab/><text:tab/><text:tab/><text:tab/></text:span><text:span text:style-name="T113">字段名称_1:股票种类　标签类型:下拉手填框 必填 </text:span></text:p>
      <text:p text:style-name="P87"><text:span text:style-name="T109"><text:tab/><text:tab/><text:tab/><text:tab/><text:tab/><text:tab/><text:tab/><text:tab/><text:tab/><text:tab/><text:tab/>（下拉框默认值：</text:span><text:span text:style-name="T85">原始股，绩效股，流通股）</text:span></text:p>
      <text:p text:style-name="P39"><text:span text:style-name="T109"><text:tab/><text:tab/><text:tab/><text:tab/>字段名称_2:</text:span><text:span text:style-name="T85">方案名称　</text:span><text:span text:style-name="T109">标签类型:文本框 必填 </text:span></text:p>
      <text:p text:style-name="P39"><text:span text:style-name="T109"><text:tab/><text:tab/><text:tab/><text:tab/>字段名称_3:</text:span><text:span text:style-name="T85">发行目的　</text:span><text:span text:style-name="T109">标签类型:文本框 必填</text:span></text:p>
      <text:p text:style-name="P39"><text:span text:style-name="T109"><text:tab/><text:tab/><text:tab/><text:tab/>字段名称_4:</text:span><text:span text:style-name="T85">总资本　　</text:span><text:span text:style-name="T109">标签类型:数字框 必填</text:span></text:p>
      <text:p text:style-name="P39"><text:span text:style-name="T109"><text:tab/><text:tab/><text:tab/><text:tab/>字段名称_5:</text:span><text:span text:style-name="T85">总股本　　</text:span><text:span text:style-name="T109">标签类型:数字框 必填</text:span></text:p>
      <text:p text:style-name="P39"><text:span text:style-name="T109"><text:tab/><text:tab/><text:tab/><text:tab/>字段名称_6:</text:span><text:span text:style-name="T85">票面价值　</text:span><text:span text:style-name="T109">标签类型:数字框　必填</text:span></text:p>
      <text:p text:style-name="P39"><text:span text:style-name="T109"><text:tab/><text:tab/><text:tab/><text:tab/>字段名称_7:计</text:span><text:span text:style-name="T85">划筹资额　</text:span><text:span text:style-name="T109">标签类型:数字框 必填</text:span></text:p>
      <text:p text:style-name="P39"><text:span text:style-name="T109"><text:tab/><text:tab/><text:tab/><text:tab/>字段名称_8:</text:span><text:span text:style-name="T85">发行人　　</text:span><text:span text:style-name="T109">标签类型:文本框 <text:s/>必填</text:span></text:p>
      <text:p text:style-name="P39"><text:span text:style-name="T109"><text:tab/><text:tab/><text:tab/><text:tab/>字段名称_9:</text:span><text:span text:style-name="T85">发行性质　</text:span><text:span text:style-name="T109">标签类型:文本框 必填</text:span></text:p>
      <text:p text:style-name="P39"><text:span text:style-name="T109"><text:tab/><text:tab/><text:tab/><text:tab/>字段名称_10:</text:span><text:span text:style-name="T85">发行比例　</text:span><text:span text:style-name="T109">标签类型:数字框 必填</text:span></text:p>
      <text:p text:style-name="P39"><text:span text:style-name="T109"><text:tab/><text:tab/><text:tab/><text:tab/>字段名称_11:</text:span><text:span text:style-name="T85">发行数量　</text:span><text:span text:style-name="T109">标签类型:数字框 必填</text:span></text:p>
      <text:p text:style-name="P39"><text:span text:style-name="T109"><text:tab/><text:tab/><text:tab/><text:tab/>字段名称_1</text:span><text:span text:style-name="T110">2</text:span><text:span text:style-name="T109">:</text:span><text:span text:style-name="T85">发行价格　</text:span><text:span text:style-name="T109">标签类型:数字框 必填</text:span></text:p>
      <text:p text:style-name="P88"><text:span text:style-name="T109"><text:tab/><text:tab/><text:tab/><text:tab/>字段名称_</text:span><text:span text:style-name="T111">1</text:span><text:span text:style-name="T109">3:</text:span><text:span text:style-name="T85">发行对象　</text:span><text:span text:style-name="T109">标签类型:文本框　必填</text:span></text:p>
      <text:p text:style-name="P39"><text:span text:style-name="T109"><text:tab/><text:tab/><text:tab/><text:tab/>字段名称_</text:span><text:span text:style-name="T111">1</text:span><text:span text:style-name="T109">4:</text:span><text:span text:style-name="T85">发行方式　</text:span><text:span text:style-name="T109">标签类型:文本框 必填</text:span></text:p>
      <text:p text:style-name="P40"><text:span text:style-name="T109"><text:tab/><text:tab/><text:tab/><text:tab/>字段名称_</text:span><text:span text:style-name="T111">1</text:span><text:span text:style-name="T109">5：</text:span><text:span text:style-name="T85">发行时间　</text:span><text:span text:style-name="T109">标签类型:日期框 必填 （</text:span><text:span text:style-name="T115">yyyy-MM-dd</text:span><text:span text:style-name="T109">）</text:span></text:p>
      <text:p text:style-name="P39"><text:span text:style-name="T109"><text:tab/><text:tab/><text:tab/><text:tab/>字段名称_</text:span><text:span text:style-name="T111">1</text:span><text:span text:style-name="T109">6:</text:span><text:span text:style-name="T85">出售方式　</text:span><text:span text:style-name="T109">标签类型:文本框 必填</text:span></text:p>
      <text:p text:style-name="P39"><text:span text:style-name="T109"><text:tab/><text:tab/><text:tab/><text:tab/>字段名称_</text:span><text:span text:style-name="T111">1</text:span><text:span text:style-name="T109">7:</text:span><text:span text:style-name="T85">申购上下限标准　</text:span><text:span text:style-name="T109">标签类型:文本框 必填</text:span></text:p>
      <text:p text:style-name="P39"><text:span text:style-name="T109"><text:tab/><text:tab/><text:tab/><text:tab/>字段名称_</text:span><text:span text:style-name="T111">1</text:span><text:span text:style-name="T109">8:</text:span><text:span text:style-name="T85">分红核算时间　</text:span><text:span text:style-name="T109">标签类型:日期框 必填　（</text:span><text:span text:style-name="T115">yyyy-MM-dd</text:span><text:span text:style-name="T109">）</text:span></text:p>
      <text:p text:style-name="P39"><text:span text:style-name="T109"><text:tab/><text:tab/><text:tab/><text:tab/>字段名称_</text:span><text:span text:style-name="T111">1</text:span><text:span text:style-name="T109">9:</text:span><text:span text:style-name="T85">备注　</text:span><text:span text:style-name="T109">标签类型:文本框 非必填</text:span></text:p>
      <text:p text:style-name="P24"><text:tab/><text:tab/><text:tab/><text:tab/></text:p>
      <text:p text:style-name="P9"><text:soft-page-break/><text:tab/><text:tab/><text:tab/><text:tab/></text:p>
      <text:p text:style-name="P56"><text:tab/><text:tab/><text:tab/>功能名称_3:编辑 功能类型:编辑（<text:span text:style-name="T175">scheme/v1/update/{id}</text:span>）</text:p>
      <text:p text:style-name="P15"><text:tab/><text:tab/><text:tab/><text:tab/><text:span text:style-name="T118">字段名称_1:股票种类　标签类型:下拉手填框 必填 </text:span></text:p>
      <text:p text:style-name="P89"><text:span text:style-name="T109"><text:tab/><text:tab/><text:tab/><text:tab/><text:tab/><text:tab/><text:tab/><text:tab/><text:tab/><text:tab/><text:tab/>（下拉框默认值：</text:span><text:span text:style-name="T85">原始股，绩效股，流通股）</text:span></text:p>
      <text:p text:style-name="P41"><text:span text:style-name="T109"><text:tab/><text:tab/><text:tab/><text:tab/>字段名称_2:</text:span><text:span text:style-name="T85">方案名称　</text:span><text:span text:style-name="T109">标签类型:文本框 必填 </text:span></text:p>
      <text:p text:style-name="P41"><text:span text:style-name="T109"><text:tab/><text:tab/><text:tab/><text:tab/>字段名称_3:</text:span><text:span text:style-name="T85">发行目的　</text:span><text:span text:style-name="T109">标签类型:文本框 必填</text:span></text:p>
      <text:p text:style-name="P41"><text:span text:style-name="T109"><text:tab/><text:tab/><text:tab/><text:tab/>字段名称_4:</text:span><text:span text:style-name="T85">总资本　　</text:span><text:span text:style-name="T109">标签类型:数字框 必填</text:span></text:p>
      <text:p text:style-name="P41"><text:span text:style-name="T109"><text:tab/><text:tab/><text:tab/><text:tab/>字段名称_5:</text:span><text:span text:style-name="T85">总股本　　</text:span><text:span text:style-name="T109">标签类型:数字框 必填</text:span></text:p>
      <text:p text:style-name="P41"><text:span text:style-name="T109"><text:tab/><text:tab/><text:tab/><text:tab/>字段名称_6:</text:span><text:span text:style-name="T85">票面价值　</text:span><text:span text:style-name="T109">标签类型:数字框　必填</text:span></text:p>
      <text:p text:style-name="P41"><text:span text:style-name="T109"><text:tab/><text:tab/><text:tab/><text:tab/>字段名称_7:计</text:span><text:span text:style-name="T85">划筹资额　</text:span><text:span text:style-name="T109">标签类型:数字框 必填</text:span></text:p>
      <text:p text:style-name="P41"><text:span text:style-name="T109"><text:tab/><text:tab/><text:tab/><text:tab/>字段名称_8:</text:span><text:span text:style-name="T85">发行人　　</text:span><text:span text:style-name="T109">标签类型:文本框 <text:s/>必填</text:span></text:p>
      <text:p text:style-name="P41"><text:span text:style-name="T109"><text:tab/><text:tab/><text:tab/><text:tab/>字段名称_9:</text:span><text:span text:style-name="T85">发行性质　</text:span><text:span text:style-name="T109">标签类型:文本框 必填</text:span></text:p>
      <text:p text:style-name="P41"><text:span text:style-name="T109"><text:tab/><text:tab/><text:tab/><text:tab/>字段名称_10:</text:span><text:span text:style-name="T85">发行比例　</text:span><text:span text:style-name="T109">标签类型:数字框 必填</text:span></text:p>
      <text:p text:style-name="P41"><text:span text:style-name="T109"><text:tab/><text:tab/><text:tab/><text:tab/>字段名称_11:</text:span><text:span text:style-name="T85">发行数量　</text:span><text:span text:style-name="T109">标签类型:数字框 必填</text:span></text:p>
      <text:p text:style-name="P41"><text:span text:style-name="T109"><text:tab/><text:tab/><text:tab/><text:tab/>字段名称_1</text:span><text:span text:style-name="T110">2</text:span><text:span text:style-name="T109">:</text:span><text:span text:style-name="T85">发行价格　</text:span><text:span text:style-name="T109">标签类型:数字框 必填</text:span></text:p>
      <text:p text:style-name="P89"><text:span text:style-name="T109"><text:tab/><text:tab/><text:tab/><text:tab/>字段名称_</text:span><text:span text:style-name="T111">1</text:span><text:span text:style-name="T109">3:</text:span><text:span text:style-name="T85">发行对象　</text:span><text:span text:style-name="T109">标签类型:文本框　必填</text:span></text:p>
      <text:p text:style-name="P41"><text:span text:style-name="T109"><text:tab/><text:tab/><text:tab/><text:tab/>字段名称_</text:span><text:span text:style-name="T111">1</text:span><text:span text:style-name="T109">4:</text:span><text:span text:style-name="T85">发行方式　</text:span><text:span text:style-name="T109">标签类型:文本框 必填</text:span></text:p>
      <text:p text:style-name="P41"><text:span text:style-name="T109"><text:tab/><text:tab/><text:tab/><text:tab/>字段名称_</text:span><text:span text:style-name="T111">1</text:span><text:span text:style-name="T109">5：</text:span><text:span text:style-name="T85">发行时间　</text:span><text:span text:style-name="T109">标签类型:日期框 必填 （</text:span><text:span text:style-name="T115">yyyy-MM-dd</text:span><text:span text:style-name="T109">）</text:span></text:p>
      <text:p text:style-name="P41"><text:span text:style-name="T109"><text:tab/><text:tab/><text:tab/><text:tab/>字段名称_</text:span><text:span text:style-name="T111">1</text:span><text:span text:style-name="T109">6:</text:span><text:span text:style-name="T85">出售方式　</text:span><text:span text:style-name="T109">标签类型:</text:span><text:span text:style-name="T117">文本</text:span><text:span text:style-name="T109">框 必填</text:span></text:p>
      <text:p text:style-name="P41"><text:span text:style-name="T109"><text:tab/><text:tab/><text:tab/><text:tab/>字段名称_</text:span><text:span text:style-name="T111">1</text:span><text:span text:style-name="T109">7:</text:span><text:span text:style-name="T85">申购上下限标准　</text:span><text:span text:style-name="T109">标签类型:文本框 必填</text:span></text:p>
      <text:p text:style-name="P41"><text:span text:style-name="T109"><text:tab/><text:tab/><text:tab/><text:tab/>字段名称_</text:span><text:span text:style-name="T111">1</text:span><text:span text:style-name="T109">8:</text:span><text:span text:style-name="T85">分红核算时间　</text:span><text:span text:style-name="T109">标签类型:日期框 必填　（</text:span><text:span text:style-name="T115">yyyy-MM-dd</text:span><text:span text:style-name="T109">）</text:span></text:p>
      <text:p text:style-name="P23"><text:tab/><text:tab/><text:tab/><text:tab/>字段名称_<text:span text:style-name="T80">1</text:span>9:<text:span text:style-name="T129">备注　</text:span>标签类型:文本框 非必填</text:p>
      <text:p text:style-name="P23"/>
      <text:p text:style-name="P18"><text:tab/><text:tab/><text:tab/>功能名称_<text:span text:style-name="T2">4</text:span>:审核 功能类型: 编辑（<text:span text:style-name="T175">scheme/v1/examine/{id}</text:span>）</text:p>
      <text:p text:style-name="P29"><text:span text:style-name="T1"><text:tab/><text:tab/><text:tab/><text:tab/></text:span><text:span text:style-name="T126">字段名称_</text:span><text:span text:style-name="T119">1:</text:span><text:span text:style-name="T120">审核状态 标签类型:</text:span><text:bookmark-start text:name="__DdeLink__4518_521824983"/><text:span text:style-name="T120">下拉框 </text:span><text:span text:style-name="T125">(</text:span><text:span text:style-name="T78">审核通过待发行</text:span><text:span text:style-name="T77">,</text:span><text:span text:style-name="T78">审核不通过</text:span><text:span text:style-name="T77">,</text:span><text:span text:style-name="T78">已发行</text:span><text:span text:style-name="T125">)</text:span><text:span text:style-name="T124"> 必填</text:span><text:bookmark-end text:name="__DdeLink__4518_521824983"/></text:p>
      <text:p text:style-name="P11"><text:span text:style-name="T121"><text:tab/><text:tab/><text:tab/><text:tab/></text:span><text:span text:style-name="T122">字段名称_2:</text:span><text:span text:style-name="T123">审核意见 标签类型:</text:span><text:span text:style-name="T124">文本框 必填</text:span></text:p>
      <text:p text:style-name="P11"><text:tab/><text:tab/><text:tab/><text:tab/><text:tab/></text:p>
      <text:p text:style-name="P19"><text:tab/><text:tab/><text:tab/>功能名称_<text:span text:style-name="T3">5</text:span>:删除 功能类型: 删除<text:span text:style-name="T176">(scheme/v1/delete/{id})</text:span></text:p>
      <text:p text:style-name="P12"><text:tab/><text:tab/><text:tab/><text:tab/></text:p>
      <text:p text:style-name="P57"><text:tab/><text:tab/><text:tab/>功能名称_<text:span text:style-name="T4">6</text:span>:发行 功能类型: <text:s/>发行<text:span text:style-name="T176">(scheme/v1/issue/{id})</text:span></text:p>
      <text:p text:style-name="P60"><text:tab/><text:tab/><text:tab/><text:tab/>（做成按钮，点击一条数据，点击发行按钮）</text:p>
      <text:p text:style-name="P13"/>
      <text:p text:style-name="P53"><text:tab/><text:tab/>导航名_<text:span text:style-name="T79">2</text:span>:交易中心</text:p>
      <text:p text:style-name="P19"><text:tab/><text:tab/><text:tab/>功能名字_1:列表 <text:s/>功能类型:网格 (有网格)<text:span text:style-name="T176">(details/v1/list)</text:span></text:p>
      <text:p text:style-name="P49"><text:span text:style-name="T109"><text:tab/><text:tab/><text:tab/><text:tab/></text:span><text:span text:style-name="T113">字段名称_1:</text:span><text:span text:style-name="T81">日期</text:span></text:p>
      <text:p text:style-name="P42"><text:span text:style-name="T109"><text:tab/><text:tab/><text:tab/><text:tab/>字段名称_2:</text:span><text:span text:style-name="T85">方案代码</text:span></text:p>
      <text:p text:style-name="P42"><text:span text:style-name="T109"><text:tab/><text:tab/><text:tab/><text:tab/>字段名称_3:</text:span><text:span text:style-name="T85">方案名称</text:span></text:p>
      <text:p text:style-name="P42"><text:span text:style-name="T109"><text:tab/><text:tab/><text:tab/><text:tab/>字段名称_4:</text:span><text:span text:style-name="T85">发行目的</text:span></text:p>
      <text:p text:style-name="P42"><text:span text:style-name="T109"><text:tab/><text:tab/><text:tab/><text:tab/>字段名称_5:</text:span><text:span text:style-name="T85">总资本</text:span></text:p>
      <text:p text:style-name="P42"><text:span text:style-name="T109"><text:tab/><text:tab/><text:tab/><text:tab/>字段名称_6:</text:span><text:span text:style-name="T85">总股本</text:span></text:p>
      <text:p text:style-name="P42"><text:span text:style-name="T109"><text:tab/><text:tab/><text:tab/><text:tab/>字段名称_7:</text:span><text:span text:style-name="T85">票面价值</text:span></text:p>
      <text:p text:style-name="P90"><text:span text:style-name="T109"><text:tab/><text:tab/><text:tab/><text:tab/>字段类型_</text:span><text:span text:style-name="T116">8:</text:span><text:span text:style-name="T85">计划筹资额</text:span></text:p>
      <text:p text:style-name="P58"><text:span text:style-name="T129"><text:tab/><text:tab/><text:tab/><text:tab/>字段名称_</text:span><text:span text:style-name="T130">9:</text:span><text:span text:style-name="T129">发行人</text:span></text:p>
      <text:p text:style-name="P58"><text:span text:style-name="T129"><text:tab/><text:tab/><text:tab/><text:tab/>字段名称_</text:span><text:span text:style-name="T130">10:</text:span><text:span text:style-name="T129">发行性质</text:span></text:p>
      <text:p text:style-name="P58"><text:span text:style-name="T129"><text:tab/><text:tab/><text:tab/><text:tab/>字段名称_</text:span><text:span text:style-name="T130">11:</text:span><text:span text:style-name="T129">发行比例</text:span></text:p>
      <text:p text:style-name="P58"><text:span text:style-name="T129"><text:tab/><text:tab/><text:tab/><text:tab/>字段名称_</text:span><text:span text:style-name="T130">12:</text:span><text:span text:style-name="T129">发行数量</text:span></text:p>
      <text:p text:style-name="P58"><text:span text:style-name="T129"><text:tab/><text:tab/><text:tab/><text:tab/>字段名称_</text:span><text:span text:style-name="T130">13:</text:span><text:span text:style-name="T129">发行价格</text:span></text:p>
      <text:p text:style-name="P58"><text:span text:style-name="T129"><text:tab/><text:tab/><text:tab/><text:tab/>字段名称_</text:span><text:span text:style-name="T130">14</text:span><text:span text:style-name="T129">:发行对象</text:span></text:p>
      <text:p text:style-name="P58"><text:span text:style-name="T129"><text:tab/><text:tab/><text:tab/><text:tab/>字段名称_</text:span><text:span text:style-name="T130">15:</text:span><text:span text:style-name="T129">发行方式</text:span></text:p>
      <text:p text:style-name="P58"><text:span text:style-name="T129"><text:tab/><text:tab/><text:tab/><text:tab/>字段名称_</text:span><text:span text:style-name="T130">16:</text:span><text:span text:style-name="T129">发行</text:span><text:span text:style-name="T168">/</text:span><text:span text:style-name="T129">出售时间</text:span></text:p>
      <text:p text:style-name="P58"><text:span text:style-name="T129"><text:tab/><text:tab/><text:tab/><text:tab/>字段名称_</text:span><text:span text:style-name="T130">17:</text:span><text:span text:style-name="T129">出售方式</text:span></text:p>
      <text:p text:style-name="P58"><text:soft-page-break/><text:span text:style-name="T129"><text:tab/><text:tab/><text:tab/><text:tab/>字段名称_</text:span><text:span text:style-name="T130">18:</text:span><text:span text:style-name="T129">申购上下限标准</text:span></text:p>
      <text:p text:style-name="P58"><text:span text:style-name="T129"><text:tab/><text:tab/><text:tab/><text:tab/>字段名称_</text:span><text:span text:style-name="T130">19:</text:span><text:span text:style-name="T129">分红核算时间</text:span></text:p>
      <text:p text:style-name="P58"><text:span text:style-name="T129"><text:tab/><text:tab/><text:tab/><text:tab/>字段名称_</text:span><text:span text:style-name="T130">20:</text:span><text:span text:style-name="T129">剩余出售股数</text:span></text:p>
      <text:p text:style-name="P58"><text:span text:style-name="T129"><text:tab/><text:tab/><text:tab/><text:tab/>字段名称_</text:span><text:span text:style-name="T130">21:</text:span><text:span text:style-name="T129">备注</text:span></text:p>
      <text:p text:style-name="P54"><text:tab/><text:tab/><text:tab/><text:span text:style-name="T170">　　</text:span></text:p>
      <text:p text:style-name="P30"><text:span text:style-name="T5"><text:tab/><text:tab/><text:tab/></text:span><text:span text:style-name="T10">功能名称_</text:span><text:span text:style-name="T11">2</text:span><text:span text:style-name="T10">:</text:span><text:span text:style-name="T12">申请购买　</text:span><text:span text:style-name="T10">功能类型:编辑</text:span><text:span text:style-name="T13">(details/v1/buy/{id})</text:span></text:p>
      <text:p text:style-name="P25"><text:span text:style-name="T6"><text:tab/><text:tab/><text:tab/><text:tab/>弹出申购表</text:span><text:span text:style-name="T7">：</text:span></text:p>
      <text:p text:style-name="P7"><text:tab/><text:tab/><text:tab/><text:tab/><text:tab/>字段名：购入股数 标签类型:数字框 必填</text:p>
      <text:p text:style-name="P50"><text:span text:style-name="T58"><text:tab/><text:tab/><text:tab/><text:tab/></text:span><text:span text:style-name="T59">（填完点击确定，弹出　</text:span></text:p>
      <text:p text:style-name="P43"><text:span text:style-name="T60"><text:tab/><text:tab/><text:tab/><text:tab/><text:tab/>温馨提示</text:span><text:span text:style-name="T61">：</text:span><text:span text:style-name="T14">已</text:span><text:span text:style-name="T85">申请购买，如需修改或查看是否成功请到干股申购表处查看，谢谢</text:span></text:p>
      <text:p text:style-name="P43"><text:span text:style-name="T14"><text:tab/><text:tab/><text:tab/><text:tab/>　</text:span><text:span text:style-name="T60">）</text:span></text:p>
      <text:p text:style-name="P48"><text:span text:style-name="T60"><text:tab/><text:tab/><text:tab/>功能名称_</text:span><text:span text:style-name="T62">3:交易详情</text:span><text:span text:style-name="T63">　功能类型:网格</text:span><text:span text:style-name="T70">(details/v1/detail/list/{id})</text:span></text:p>
      <text:p text:style-name="P43"><text:span text:style-name="T63"><text:tab/><text:tab/><text:tab/><text:tab/>字段名称_</text:span><text:span text:style-name="T64">1:</text:span><text:span text:style-name="T17">方</text:span><text:span text:style-name="T85">案代码</text:span></text:p>
      <text:p text:style-name="P92"><text:span text:style-name="T17"><text:tab/></text:span><text:span text:style-name="T16"><text:tab/><text:tab/><text:tab/></text:span><text:span text:style-name="T15">字段名称_</text:span><text:span text:style-name="T16">2:</text:span><text:span text:style-name="T17">方</text:span><text:span text:style-name="T85">案名称</text:span></text:p>
      <text:p text:style-name="P92"><text:span text:style-name="T17"><text:tab/><text:tab/><text:tab/><text:tab/></text:span><text:span text:style-name="T15">字段名称_</text:span><text:span text:style-name="T16">3:</text:span><text:span text:style-name="T17">出</text:span><text:span text:style-name="T85">售</text:span><text:span text:style-name="T108">/</text:span><text:span text:style-name="T85">发行人</text:span></text:p>
      <text:p text:style-name="P92"><text:span text:style-name="T17"><text:tab/><text:tab/><text:tab/><text:tab/></text:span><text:span text:style-name="T15">字段名称_</text:span><text:span text:style-name="T16">4:</text:span><text:span text:style-name="T17">出</text:span><text:span text:style-name="T85">售</text:span><text:span text:style-name="T108">/</text:span><text:span text:style-name="T85">发行数量</text:span></text:p>
      <text:p text:style-name="P92"><text:span text:style-name="T17"><text:tab/><text:tab/><text:tab/><text:tab/></text:span><text:span text:style-name="T15">字段名称_</text:span><text:span text:style-name="T16">5:</text:span><text:span text:style-name="T17">出</text:span><text:span text:style-name="T85">售</text:span><text:span text:style-name="T108">/</text:span><text:span text:style-name="T85">发行价格</text:span></text:p>
      <text:p text:style-name="P92"><text:span text:style-name="T17"><text:tab/><text:tab/><text:tab/><text:tab/></text:span><text:span text:style-name="T15">字段名称_</text:span><text:span text:style-name="T16">6:</text:span><text:span text:style-name="T17">出</text:span><text:span text:style-name="T85">售</text:span><text:span text:style-name="T108">/</text:span><text:span text:style-name="T85">发行时间</text:span></text:p>
      <text:p text:style-name="P92"><text:span text:style-name="T17"><text:tab/><text:tab/><text:tab/><text:tab/></text:span><text:span text:style-name="T15">字段名称_</text:span><text:span text:style-name="T16">7:</text:span><text:span text:style-name="T17">剩</text:span><text:span text:style-name="T85">余出售量</text:span></text:p>
      <text:p text:style-name="P94"><text:span text:style-name="T85"><text:tab/><text:tab/><text:tab/><text:tab/><text:tab/></text:span><text:span text:style-name="T89">　</text:span><text:span text:style-name="T88">按钮</text:span><text:span text:style-name="T89">：刷新　点击刷新按钮刷新交易详情</text:span></text:p>
      <text:p text:style-name="P106"><text:span text:style-name="T89"><text:tab/><text:tab/><text:tab/><text:tab/><text:tab/> <text:s text:c="4"/>按钮:</text:span><text:span text:style-name="T90">　</text:span><text:span text:style-name="T89">回收</text:span><text:span text:style-name="T90">　</text:span><text:span text:style-name="T106">(details/v1/recovery/{id})</text:span></text:p>
      <text:p text:style-name="P106"><text:span text:style-name="T85"><text:tab/><text:tab/><text:tab/></text:span><text:span text:style-name="T86">功能名称_4:购买 功能类型</text:span><text:span text:style-name="T87">:编辑</text:span><text:span text:style-name="T106">(details/v1/detail/buy/{id})</text:span></text:p>
      <text:p text:style-name="P26"><text:span text:style-name="T6"><text:tab/><text:tab/><text:tab/><text:tab/>弹出申购表</text:span><text:span text:style-name="T7">：</text:span></text:p>
      <text:p text:style-name="P8"><text:tab/><text:tab/><text:tab/><text:tab/><text:tab/>字段名：购入股数 标签类型:数字框 必填</text:p>
      <text:p text:style-name="P44"><text:span text:style-name="T65"><text:tab/><text:tab/><text:tab/><text:tab/></text:span><text:span text:style-name="T60">（填完点击确定，弹出　</text:span></text:p>
      <text:p text:style-name="P44"><text:span text:style-name="T60"><text:tab/><text:tab/><text:tab/><text:tab/><text:tab/>温馨提示</text:span><text:span text:style-name="T61">：</text:span><text:span text:style-name="T14">已</text:span><text:span text:style-name="T85">申请购买，如需修改或查看是否成功请到干股申购表处查看，谢谢</text:span></text:p>
      <text:p text:style-name="P93"><text:span text:style-name="T14"><text:tab/><text:tab/><text:tab/><text:tab/>　</text:span><text:span text:style-name="T19">）</text:span></text:p>
      <text:p text:style-name="P106"><text:span text:style-name="T19"><text:tab/><text:tab/><text:tab/>功能</text:span><text:span text:style-name="T20">名称_</text:span><text:span text:style-name="T21">5:出售</text:span><text:span text:style-name="T22"> 功能类型:</text:span><text:span text:style-name="T23">编辑</text:span><text:span text:style-name="T45">(details/v1/sell/{id})</text:span></text:p>
      <text:p text:style-name="P93"><text:span text:style-name="T24"><text:tab/><text:tab/><text:tab/><text:tab/><text:tab/></text:span><text:span text:style-name="T25">字段名称_1:出售金额 标签类型:数字框</text:span><text:span text:style-name="T32">　必填</text:span></text:p>
      <text:p text:style-name="P93"><text:span text:style-name="T25"><text:tab/><text:tab/><text:tab/><text:tab/><text:tab/>字段名称_2:出售股数 标签类型:数字框</text:span><text:span text:style-name="T32">　必填</text:span></text:p>
      <text:p text:style-name="P80"/>
      <text:p text:style-name="P55"><text:tab/><text:tab/>导航名_<text:span text:style-name="T171">3:干股申购表</text:span></text:p>
      <text:p text:style-name="P19"><text:tab/><text:tab/><text:tab/><text:span text:style-name="T118">功能名称_1:列表 <text:s/>功能类型:网格 (有网格)</text:span><text:span text:style-name="T127">(purchase/v1/list)</text:span></text:p>
      <text:p text:style-name="P45"><text:span text:style-name="T109"><text:tab/><text:tab/><text:tab/><text:tab/><text:tab/>字段名称_1:</text:span><text:span text:style-name="T88">状</text:span><text:span text:style-name="T85">态</text:span></text:p>
      <text:p text:style-name="P45"><text:span text:style-name="T109"><text:tab/><text:tab/><text:tab/><text:tab/><text:tab/>字段名称_2:</text:span><text:span text:style-name="T88">申</text:span><text:span text:style-name="T85">购人</text:span></text:p>
      <text:p text:style-name="P45"><text:span text:style-name="T109"><text:tab/><text:tab/><text:tab/><text:tab/><text:tab/>字段名称_3:</text:span><text:span text:style-name="T88">申</text:span><text:span text:style-name="T85">购时间</text:span></text:p>
      <text:p text:style-name="P45"><text:span text:style-name="T109"><text:tab/><text:tab/><text:tab/><text:tab/><text:tab/>字段名称_4:</text:span><text:span text:style-name="T88">地</text:span><text:span text:style-name="T85">区</text:span></text:p>
      <text:p text:style-name="P45"><text:span text:style-name="T109"><text:tab/><text:tab/><text:tab/><text:tab/><text:tab/>字段名称_5:</text:span><text:span text:style-name="T88">项</text:span><text:span text:style-name="T85">目</text:span></text:p>
      <text:p text:style-name="P45"><text:span text:style-name="T109"><text:tab/><text:tab/><text:tab/><text:tab/><text:tab/>字段名称_6:</text:span><text:span text:style-name="T88">部</text:span><text:span text:style-name="T85">门</text:span></text:p>
      <text:p text:style-name="P45"><text:span text:style-name="T109"><text:tab/><text:tab/><text:tab/><text:tab/><text:tab/>字段名称_7:</text:span><text:span text:style-name="T88">岗</text:span><text:span text:style-name="T85">位</text:span></text:p>
      <text:p text:style-name="P95"><text:span text:style-name="T109"><text:tab/><text:tab/><text:tab/><text:tab/><text:tab/>字段类型_</text:span><text:span text:style-name="T116">8:</text:span><text:span text:style-name="T91">在</text:span><text:span text:style-name="T85">职时间（月数）</text:span></text:p>
      <text:p text:style-name="P95"><text:span text:style-name="T88"><text:tab/><text:tab/><text:tab/><text:tab/><text:tab/>字段名称_</text:span><text:span text:style-name="T91">9:出</text:span><text:span text:style-name="T85">售人</text:span></text:p>
      <text:p text:style-name="P95"><text:span text:style-name="T88"><text:tab/><text:tab/><text:tab/><text:tab/><text:tab/>字段名称_</text:span><text:span text:style-name="T91">10:购</text:span><text:span text:style-name="T85">入股数</text:span></text:p>
      <text:p text:style-name="P95"><text:span text:style-name="T88"><text:tab/><text:tab/><text:tab/><text:tab/><text:tab/>字段名称_</text:span><text:span text:style-name="T91">11:应</text:span><text:span text:style-name="T85">付额</text:span></text:p>
      <text:p text:style-name="P95"><text:span text:style-name="T88"><text:tab/><text:tab/><text:tab/><text:tab/><text:tab/>字段名称_</text:span><text:span text:style-name="T91">12:目</text:span><text:span text:style-name="T85">前处罚记录次数</text:span></text:p>
      <text:p text:style-name="P95"><text:span text:style-name="T88"><text:tab/><text:tab/><text:tab/><text:tab/><text:tab/>字段名称_</text:span><text:span text:style-name="T91">13:目</text:span><text:span text:style-name="T85">前获得奖励次数</text:span></text:p>
      <text:p text:style-name="P95"><text:span text:style-name="T88"><text:tab/><text:tab/><text:tab/><text:tab/><text:tab/>字段名称_</text:span><text:span text:style-name="T91">14</text:span><text:span text:style-name="T88">:</text:span><text:span text:style-name="T85">各项晋升的次数</text:span></text:p>
      <text:p text:style-name="P95"><text:span text:style-name="T88"><text:tab/><text:tab/><text:tab/><text:tab/><text:tab/>字段名称_</text:span><text:span text:style-name="T91">15:备</text:span><text:span text:style-name="T85">注</text:span></text:p>
      <text:p text:style-name="P95"><text:soft-page-break/><text:span text:style-name="T88"><text:tab/><text:tab/><text:tab/><text:tab/><text:tab/>字段名称_</text:span><text:span text:style-name="T91">16:财</text:span><text:span text:style-name="T85">务运营部负责人</text:span></text:p>
      <text:p text:style-name="P95"><text:span text:style-name="T88"><text:tab/><text:tab/><text:tab/><text:tab/><text:tab/>字段名称_</text:span><text:span text:style-name="T91">17:审</text:span><text:span text:style-name="T85">核意见</text:span></text:p>
      <text:p text:style-name="P95"><text:span text:style-name="T88"><text:tab/><text:tab/><text:tab/><text:tab/><text:tab/>字段名称_</text:span><text:span text:style-name="T91">18:规</text:span><text:span text:style-name="T85">划模块</text:span></text:p>
      <text:p text:style-name="P95"><text:span text:style-name="T88"><text:tab/><text:tab/><text:tab/><text:tab/><text:tab/>字段名称_</text:span><text:span text:style-name="T91">19:审</text:span><text:span text:style-name="T85">核意见</text:span></text:p>
      <text:p text:style-name="P95"><text:span text:style-name="T88"><text:tab/><text:tab/><text:tab/><text:tab/><text:tab/>字段名称_</text:span><text:span text:style-name="T91">20:总</text:span><text:span text:style-name="T85">经办</text:span></text:p>
      <text:p text:style-name="P95"><text:span text:style-name="T88"><text:tab/><text:tab/><text:tab/><text:tab/><text:tab/>字段名称_</text:span><text:span text:style-name="T91">21:审</text:span><text:span text:style-name="T85">核意见</text:span></text:p>
      <text:p text:style-name="P61">　　</text:p>
      <text:p text:style-name="P30"><text:span text:style-name="T5"><text:tab/><text:tab/><text:tab/></text:span><text:span text:style-name="T10">功能名称_</text:span><text:span text:style-name="T11">2</text:span><text:span text:style-name="T10">:编辑</text:span><text:span text:style-name="T12">　</text:span><text:span text:style-name="T10">功能类型:编辑</text:span><text:span text:style-name="T13">(purchase/v1/update/{id})</text:span></text:p>
      <text:p text:style-name="P45"><text:span text:style-name="T66"><text:tab/><text:tab/><text:tab/><text:tab/></text:span><text:span text:style-name="T19"><text:tab/>字段名称_</text:span><text:span text:style-name="T26">1:购入股数</text:span><text:span text:style-name="T27"> 标签类型:数字框</text:span><text:span text:style-name="T28"> 必填</text:span></text:p>
      <text:p text:style-name="P48"><text:span text:style-name="T28"><text:tab/><text:tab/><text:tab/>功能名称_</text:span><text:span text:style-name="T29">3:撤销　功能类型:撤销</text:span><text:span text:style-name="T45">(purchase/v1/delete/{id})</text:span></text:p>
      <text:p text:style-name="P48"><text:span text:style-name="T29"><text:tab/><text:tab/><text:tab/>功能名称_</text:span><text:span text:style-name="T45">4</text:span><text:span text:style-name="T30">:审核　功能类型:编辑</text:span><text:span text:style-name="T45">(purchase/v1/examine/{id})</text:span></text:p>
      <text:p text:style-name="P52"><text:span text:style-name="T50"><text:tab/><text:tab/><text:tab/><text:tab/><text:tab/>字段名称:审核状态 标签类型:</text:span><text:span text:style-name="T51">下拉框</text:span><text:span text:style-name="T57">(</text:span><text:span text:style-name="T46">已提交待审核</text:span><text:span text:style-name="T56">,</text:span><text:span text:style-name="T46">审核通过待支付流程</text:span><text:span text:style-name="T56">,</text:span><text:span text:style-name="T46">审核不通过购买失败</text:span><text:span text:style-name="T56">,</text:span><text:span text:style-name="T46">购买成功</text:span><text:span text:style-name="T47">)</text:span><text:span text:style-name="T52"> 必填</text:span></text:p>
      <text:p text:style-name="P46"><text:span text:style-name="T31"><text:tab/><text:tab/><text:tab/><text:tab/><text:tab/>字段名称:审核意见 标签类型:文本框</text:span><text:span text:style-name="T33"> 必填</text:span></text:p>
      <text:p text:style-name="P46"><text:span text:style-name="T34"><text:tab/></text:span><text:span text:style-name="T18">导航下拉名_</text:span><text:span text:style-name="T34">２</text:span><text:span text:style-name="T18">:我的交易中心</text:span></text:p>
      <text:p text:style-name="P16"><text:tab/><text:tab/>导航名_1:买入记录表</text:p>
      <text:p text:style-name="P19"><text:tab/><text:tab/><text:tab/><text:span text:style-name="T118">功能名字_1:列表 <text:s/>功能类型:网格 (有网格)</text:span><text:span text:style-name="T127">(buyschedule/v1/maps)</text:span></text:p>
      <text:p text:style-name="P46"><text:span text:style-name="T109"><text:tab/><text:tab/><text:tab/><text:tab/><text:tab/>字段名称_1:</text:span><text:bookmark-start text:name="__DdeLink__4483_1736471980"/><text:span text:style-name="T88">持</text:span><text:span text:style-name="T85">股人</text:span></text:p>
      <text:p text:style-name="P46"><text:span text:style-name="T109"><text:tab/><text:tab/><text:tab/><text:tab/><text:tab/>字段名称_2:</text:span><text:span text:style-name="T88">方</text:span><text:span text:style-name="T85">案代码</text:span></text:p>
      <text:p text:style-name="P46"><text:span text:style-name="T109"><text:tab/><text:tab/><text:tab/><text:tab/><text:tab/>字段名称_3:</text:span><text:span text:style-name="T85">方案名称</text:span></text:p>
      <text:p text:style-name="P46"><text:span text:style-name="T109"><text:tab/><text:tab/><text:tab/><text:tab/><text:tab/>字段名称_4:</text:span><text:span text:style-name="T88">购</text:span><text:span text:style-name="T85">入股数</text:span></text:p>
      <text:p text:style-name="P46"><text:span text:style-name="T109"><text:tab/><text:tab/><text:tab/><text:tab/><text:tab/>字段名称_5:</text:span><text:span text:style-name="T88">买</text:span><text:span text:style-name="T85">入价格</text:span></text:p>
      <text:p text:style-name="P46"><text:span text:style-name="T109"><text:tab/><text:tab/><text:tab/><text:tab/><text:tab/>字段名称_6:</text:span><text:span text:style-name="T88">发</text:span><text:span text:style-name="T85">行价格</text:span></text:p>
      <text:p text:style-name="P46"><text:span text:style-name="T109"><text:tab/><text:tab/><text:tab/><text:tab/><text:tab/>字段名称_7:</text:span><text:span text:style-name="T88">买</text:span><text:span text:style-name="T85">入金额</text:span></text:p>
      <text:p text:style-name="P96"><text:span text:style-name="T18"><text:tab/><text:tab/><text:tab/><text:tab/><text:tab/>字段名称_8:发</text:span><text:span text:style-name="T85">行金额</text:span></text:p>
      <text:p text:style-name="P96"><text:span text:style-name="T18"><text:tab/><text:tab/><text:tab/><text:tab/><text:tab/>字段名称_</text:span><text:span text:style-name="T35">9:</text:span><text:span text:style-name="T18">出</text:span><text:span text:style-name="T85">售人</text:span></text:p>
      <text:p text:style-name="P96"><text:span text:style-name="T18"><text:tab/><text:tab/><text:tab/><text:tab/><text:tab/>字段名称_</text:span><text:span text:style-name="T35">10:</text:span><text:span text:style-name="T18">交</text:span><text:span text:style-name="T85">易时间</text:span><text:bookmark-end text:name="__DdeLink__4483_1736471980"/></text:p>
      <text:p text:style-name="P107"><text:span text:style-name="T85"><text:tab/><text:tab/><text:tab/>功能名称_</text:span><text:span text:style-name="T92">2:出售</text:span><text:span text:style-name="T93">　功能类型:编辑 </text:span><text:span text:style-name="T106">(</text:span><text:span text:style-name="T107">buyschedule/v1/sell/{id}</text:span><text:span text:style-name="T106">)</text:span></text:p>
      <text:p text:style-name="P96"><text:span text:style-name="T93"><text:tab/><text:tab/><text:tab/><text:tab/><text:tab/>字段名称</text:span><text:span text:style-name="T94">_1:</text:span><text:span text:style-name="T95">出售金额 标签类型:数字框 必填</text:span><text:span text:style-name="T25"><text:tab/></text:span></text:p>
      <text:p text:style-name="P91"><text:span text:style-name="T64"><text:tab/><text:tab/><text:tab/><text:tab/><text:tab/>字段类型_</text:span><text:span text:style-name="T67">2:出售股数 标签类型:数字框 必填</text:span></text:p>
      <text:p text:style-name="P107"><text:span text:style-name="T67"><text:tab/><text:tab/><text:tab/>功能名称</text:span><text:span text:style-name="T68">_3:汇总 功能类型:汇总</text:span><text:span text:style-name="T71">(buyschedule/v1/collect)</text:span></text:p>
      <text:p text:style-name="P97"><text:span text:style-name="T68"><text:tab/><text:tab/><text:tab/><text:tab/><text:tab/>字段名称_</text:span><text:span text:style-name="T69">1</text:span><text:span text:style-name="T68">:</text:span><text:span text:style-name="T18">持</text:span><text:span text:style-name="T36">股人</text:span></text:p>
      <text:p text:style-name="P27"><text:span text:style-name="T7"><text:tab/><text:tab/><text:tab/><text:tab/><text:tab/></text:span><text:span text:style-name="T8">字段名称_</text:span><text:span text:style-name="T9">2:</text:span><text:span text:style-name="T72">购</text:span><text:span text:style-name="T73">入股数</text:span></text:p>
      <text:p text:style-name="P27"><text:span text:style-name="T6"><text:tab/><text:tab/><text:tab/><text:tab/><text:tab/></text:span><text:span text:style-name="T8">字段名称_</text:span><text:span text:style-name="T9">3:</text:span><text:span text:style-name="T72">买</text:span><text:span text:style-name="T74">入金额</text:span></text:p>
      <text:p text:style-name="P59"><text:span text:style-name="T72"><text:tab/><text:tab/><text:tab/><text:tab/><text:tab/></text:span><text:span text:style-name="T75">字段名称_</text:span><text:span text:style-name="T76">4:</text:span><text:span text:style-name="T72">发</text:span><text:span text:style-name="T74">行金额</text:span></text:p>
      <text:p text:style-name="P6"><text:tab/><text:tab/>导航名_<text:span text:style-name="T172">2</text:span>:出售记录表<text:tab/></text:p>
      <text:p text:style-name="P5"><text:tab/><text:tab/><text:tab/><text:span text:style-name="T118">功能名字_1:列表 <text:s/>功能类型:网格 (有网格)</text:span><text:span text:style-name="T128">(sellschedule/v1/maps)</text:span></text:p>
      <text:p text:style-name="P51"><text:span text:style-name="T113"><text:tab/><text:tab/><text:tab/><text:tab/><text:tab/>字段名称_1:</text:span><text:bookmark-start text:name="__DdeLink__4489_1736471980"/><text:span text:style-name="T82">出</text:span><text:span text:style-name="T81">售人</text:span></text:p>
      <text:p text:style-name="P47"><text:span text:style-name="T109"><text:tab/><text:tab/><text:tab/><text:tab/><text:tab/>字段名称_2:</text:span><text:span text:style-name="T88">方</text:span><text:span text:style-name="T85">案代码</text:span></text:p>
      <text:p text:style-name="P47"><text:span text:style-name="T109"><text:tab/><text:tab/><text:tab/><text:tab/><text:tab/>字段名称_3:</text:span><text:span text:style-name="T85">方案名称</text:span></text:p>
      <text:p text:style-name="P47"><text:span text:style-name="T109"><text:tab/><text:tab/><text:tab/><text:tab/><text:tab/>字段名称_4:</text:span><text:span text:style-name="T88">出</text:span><text:span text:style-name="T85">售股数</text:span></text:p>
      <text:p text:style-name="P47"><text:span text:style-name="T109"><text:tab/><text:tab/><text:tab/><text:tab/><text:tab/>字段名称_5:</text:span><text:span text:style-name="T88">出</text:span><text:span text:style-name="T85">售价格</text:span></text:p>
      <text:p text:style-name="P47"><text:span text:style-name="T109"><text:tab/><text:tab/><text:tab/><text:tab/><text:tab/>字段名称_6:</text:span><text:span text:style-name="T88">出</text:span><text:span text:style-name="T85">售金额</text:span></text:p>
      <text:p text:style-name="P47"><text:span text:style-name="T109"><text:tab/><text:tab/><text:tab/><text:tab/><text:tab/>字段名称_7:</text:span><text:span text:style-name="T88">出</text:span><text:span text:style-name="T85">售时间</text:span></text:p>
      <text:p text:style-name="P98"><text:span text:style-name="T18"><text:tab/><text:tab/><text:tab/><text:tab/><text:tab/>字段名称_8:剩</text:span><text:span text:style-name="T85">余出售量</text:span></text:p>
      <text:p text:style-name="P98"><text:span text:style-name="T18"><text:tab/><text:tab/><text:tab/><text:tab/><text:tab/>字段名称_</text:span><text:span text:style-name="T35">9:购</text:span><text:span text:style-name="T85">买人</text:span></text:p>
      <text:p text:style-name="P47"><text:span text:style-name="T18"><text:tab/><text:tab/><text:tab/><text:tab/><text:tab/>字段名称_</text:span><text:span text:style-name="T35">10:</text:span><text:span text:style-name="T96">购</text:span><text:span text:style-name="T85">买股数</text:span></text:p>
      <text:p text:style-name="P63"><text:span text:style-name="T132"><text:tab/><text:tab/><text:tab/><text:tab/><text:tab/></text:span><text:span text:style-name="T131">字段名称_</text:span><text:span text:style-name="T133">11:</text:span><text:span text:style-name="T132">购</text:span><text:span text:style-name="T131">买时间</text:span><text:bookmark-end text:name="__DdeLink__4489_1736471980"/></text:p>
      <text:p text:style-name="P78"><text:span text:style-name="T131"><text:tab/><text:tab/><text:tab/>功能名称_</text:span><text:span text:style-name="T134">2:汇总 功能类型:汇总</text:span><text:span text:style-name="T167">(sellschedule/v1/collect)</text:span></text:p>
      <text:p text:style-name="P63"><text:soft-page-break/><text:span text:style-name="T134"><text:tab/><text:tab/><text:tab/><text:tab/><text:tab/>字段名称_</text:span><text:span text:style-name="T135">1</text:span><text:span text:style-name="T134">:</text:span><text:span text:style-name="T136">出售人</text:span></text:p>
      <text:p text:style-name="P81"><text:tab/><text:tab/><text:tab/><text:tab/><text:tab/>字段名称_2:出售股数</text:p>
      <text:p text:style-name="P62"><text:span text:style-name="T132"><text:tab/><text:tab/><text:tab/><text:tab/><text:tab/>字段名称</text:span><text:span text:style-name="T137">_3:</text:span></text:p>
      <text:p text:style-name="P62"><text:span text:style-name="T137"><text:tab/><text:tab/>导航名_</text:span><text:span text:style-name="T138">3:交易汇总表　</text:span></text:p>
      <text:p text:style-name="P84"><text:tab/><text:tab/><text:tab/>功能名称_1:列表 <text:span text:style-name="T177">(sellschedule/v1/transaction/collect)</text:span></text:p>
      <text:p text:style-name="P98"><text:span text:style-name="T37"><text:tab/><text:tab/><text:tab/><text:tab/><text:tab/></text:span><text:bookmark-start text:name="__DdeLink__4493_1736471980"/><text:span text:style-name="T37">字段名称_1:</text:span><text:span text:style-name="T97">持</text:span><text:span text:style-name="T85">股人</text:span></text:p>
      <text:p text:style-name="P64"><text:span text:style-name="T138"><text:tab/><text:tab/><text:tab/><text:tab/><text:tab/>字段名称_</text:span><text:span text:style-name="T139">2:</text:span><text:span text:style-name="T138">总</text:span><text:span text:style-name="T131">资产</text:span></text:p>
      <text:p text:style-name="P64"><text:span text:style-name="T138"><text:tab/><text:tab/><text:tab/><text:tab/><text:tab/>字段名称_</text:span><text:span text:style-name="T139">3:</text:span><text:span text:style-name="T138">总</text:span><text:span text:style-name="T131">收益</text:span></text:p>
      <text:p text:style-name="P64"><text:span text:style-name="T138"><text:tab/><text:tab/><text:tab/><text:tab/><text:tab/>字段名称_</text:span><text:span text:style-name="T139">4:</text:span><text:span text:style-name="T138">本</text:span><text:span text:style-name="T131">月收益</text:span></text:p>
      <text:p text:style-name="P64"><text:span text:style-name="T138"><text:tab/><text:tab/><text:tab/><text:tab/><text:tab/>字段名称_</text:span><text:span text:style-name="T139">5:</text:span><text:span text:style-name="T138">持</text:span><text:span text:style-name="T131">股数</text:span></text:p>
      <text:p text:style-name="P64"><text:span text:style-name="T138"><text:tab/><text:tab/><text:tab/><text:tab/><text:tab/>字段名称_</text:span><text:span text:style-name="T139">6:</text:span><text:span text:style-name="T138">持</text:span><text:span text:style-name="T131">仓状态</text:span></text:p>
      <text:p text:style-name="P64"><text:span text:style-name="T138"><text:tab/><text:tab/><text:tab/><text:tab/><text:tab/>字段名称_</text:span><text:span text:style-name="T139">7:</text:span><text:span text:style-name="T138">是</text:span><text:span text:style-name="T131">否为干股代表</text:span><text:bookmark-end text:name="__DdeLink__4493_1736471980"/></text:p>
      <text:p text:style-name="P64"><text:span text:style-name="T131"><text:tab/><text:tab/>导航名_</text:span><text:span text:style-name="T140">4:</text:span><text:bookmark-start text:name="__DdeLink__4497_1736471980"/><text:span text:style-name="T140">干股代表申请</text:span><text:bookmark-end text:name="__DdeLink__4497_1736471980"/></text:p>
      <text:p text:style-name="P78"><text:span text:style-name="T140"><text:tab/><text:tab/><text:tab/>功能名称_</text:span><text:span text:style-name="T141">1:列表</text:span><text:span text:style-name="T167">(application/v1/maps)</text:span></text:p>
      <text:p text:style-name="P109"><text:span text:style-name="T48"><text:tab/><text:tab/><text:tab/><text:tab/><text:tab/></text:span><text:bookmark-start text:name="__DdeLink__4495_1736471980"/><text:span text:style-name="T48">字段名称_</text:span><text:span text:style-name="T49">1:</text:span><text:span text:style-name="T83">持</text:span><text:span text:style-name="T81">股人</text:span></text:p>
      <text:p text:style-name="P65"><text:span text:style-name="T142"><text:tab/><text:tab/><text:tab/><text:tab/><text:tab/></text:span><text:span text:style-name="T141">字段名称_</text:span><text:span text:style-name="T143">2:</text:span><text:span text:style-name="T142">申</text:span><text:span text:style-name="T131">请时间</text:span></text:p>
      <text:p text:style-name="P65"><text:span text:style-name="T142"><text:tab/><text:tab/><text:tab/><text:tab/><text:tab/></text:span><text:span text:style-name="T141">字段名称_</text:span><text:span text:style-name="T143">3:</text:span><text:span text:style-name="T142">地</text:span><text:span text:style-name="T131">区</text:span></text:p>
      <text:p text:style-name="P65"><text:span text:style-name="T142"><text:tab/><text:tab/><text:tab/><text:tab/><text:tab/></text:span><text:span text:style-name="T141">字段名称_</text:span><text:span text:style-name="T143">4:</text:span><text:span text:style-name="T142">项</text:span><text:span text:style-name="T131">目组</text:span><text:span text:style-name="T169">/</text:span><text:span text:style-name="T131">部门</text:span></text:p>
      <text:p text:style-name="P65"><text:span text:style-name="T142"><text:tab/><text:tab/><text:tab/><text:tab/><text:tab/></text:span><text:span text:style-name="T141">字段名称_</text:span><text:span text:style-name="T143">5:</text:span><text:span text:style-name="T142">岗</text:span><text:span text:style-name="T131">位</text:span></text:p>
      <text:p text:style-name="P65"><text:span text:style-name="T142"><text:tab/><text:tab/><text:tab/><text:tab/><text:tab/></text:span><text:span text:style-name="T141">字段名称_</text:span><text:span text:style-name="T143">6:</text:span><text:span text:style-name="T142">在</text:span><text:span text:style-name="T131">职时间（月数）</text:span></text:p>
      <text:p text:style-name="P65"><text:span text:style-name="T142"><text:tab/><text:tab/><text:tab/><text:tab/><text:tab/></text:span><text:span text:style-name="T141">字段名称_</text:span><text:span text:style-name="T143">7:</text:span><text:span text:style-name="T142">申</text:span><text:span text:style-name="T131">请原因</text:span></text:p>
      <text:p text:style-name="P65"><text:span text:style-name="T142"><text:tab/><text:tab/><text:tab/><text:tab/><text:tab/></text:span><text:span text:style-name="T141">字段名称_</text:span><text:span text:style-name="T143">8:</text:span><text:span text:style-name="T142">备</text:span><text:span text:style-name="T131">注</text:span></text:p>
      <text:p text:style-name="P65"><text:span text:style-name="T142"><text:tab/><text:tab/><text:tab/><text:tab/><text:tab/></text:span><text:span text:style-name="T141">字段名称_</text:span><text:span text:style-name="T143">9:</text:span><text:span text:style-name="T142">财</text:span><text:span text:style-name="T131">务运营部负责人</text:span></text:p>
      <text:p text:style-name="P65"><text:span text:style-name="T142"><text:tab/><text:tab/><text:tab/><text:tab/><text:tab/></text:span><text:span text:style-name="T141">字段名称_</text:span><text:span text:style-name="T143">10:</text:span><text:span text:style-name="T142">审</text:span><text:span text:style-name="T131">核意见</text:span></text:p>
      <text:p text:style-name="P65"><text:span text:style-name="T142"><text:tab/><text:tab/><text:tab/><text:tab/><text:tab/></text:span><text:span text:style-name="T141">字段名称_</text:span><text:span text:style-name="T143">11:</text:span><text:span text:style-name="T142">规</text:span><text:span text:style-name="T131">划模块</text:span></text:p>
      <text:p text:style-name="P65"><text:span text:style-name="T142"><text:tab/><text:tab/><text:tab/><text:tab/><text:tab/></text:span><text:span text:style-name="T141">字段名称_</text:span><text:span text:style-name="T143">12:</text:span><text:span text:style-name="T142">审</text:span><text:span text:style-name="T131">核意见</text:span></text:p>
      <text:p text:style-name="P65"><text:span text:style-name="T142"><text:tab/><text:tab/><text:tab/><text:tab/><text:tab/></text:span><text:span text:style-name="T141">字段名称_</text:span><text:span text:style-name="T143">13:</text:span><text:span text:style-name="T142">总</text:span><text:span text:style-name="T131">经办</text:span></text:p>
      <text:p text:style-name="P65"><text:span text:style-name="T142"><text:tab/><text:tab/><text:tab/><text:tab/><text:tab/></text:span><text:span text:style-name="T141">字段名称_</text:span><text:span text:style-name="T143">14:</text:span><text:span text:style-name="T142">审核意见</text:span></text:p>
      <text:p text:style-name="P65"><text:span text:style-name="T142"><text:tab/><text:tab/><text:tab/><text:tab/><text:tab/></text:span><text:span text:style-name="T141">字段名称_</text:span><text:span text:style-name="T143">15:</text:span><text:span text:style-name="T142">投</text:span><text:span text:style-name="T131">票数</text:span><text:bookmark-end text:name="__DdeLink__4495_1736471980"/></text:p>
      <text:p text:style-name="P78"><text:span text:style-name="T131"><text:tab/><text:tab/><text:tab/></text:span><text:span text:style-name="T140">功能名称_</text:span><text:span text:style-name="T144">2</text:span><text:span text:style-name="T141">:申请 功能类型:编辑</text:span><text:span text:style-name="T167">(application/v1/save)</text:span></text:p>
      <text:p text:style-name="P66"><text:span text:style-name="T141"><text:tab/><text:tab/><text:tab/><text:tab/><text:tab/>字段名称_</text:span><text:span text:style-name="T145">1</text:span><text:span text:style-name="T141">:申请原因 标签类型:文本框 </text:span><text:span text:style-name="T146">必填</text:span></text:p>
      <text:p text:style-name="P67"><text:span text:style-name="T146"><text:tab/><text:tab/><text:tab/><text:tab/><text:tab/></text:span><text:span text:style-name="T141">字段名称_</text:span><text:span text:style-name="T147">2:备注 </text:span><text:span text:style-name="T141">标签类型:文本框 </text:span><text:span text:style-name="T147">非</text:span><text:span text:style-name="T146">必填</text:span></text:p>
      <text:p text:style-name="P68"><text:span text:style-name="T146"><text:tab/><text:tab/></text:span><text:span text:style-name="T148">导航名_4:公司干股交易情况表</text:span></text:p>
      <text:p text:style-name="P78"><text:span text:style-name="T148"><text:tab/><text:tab/><text:tab/>功能名称_</text:span><text:span text:style-name="T149">１</text:span><text:span text:style-name="T148">:列表</text:span><text:span text:style-name="T149">　功能类型:网格</text:span><text:span text:style-name="T167">(dividends/v1/detail)</text:span></text:p>
      <text:p text:style-name="P99"><text:span text:style-name="T38"><text:tab/><text:tab/><text:tab/><text:tab/><text:tab/>字段名称_</text:span><text:span text:style-name="T39">1</text:span><text:span text:style-name="T38">:</text:span><text:span text:style-name="T98">方</text:span><text:span text:style-name="T85">案代码</text:span></text:p>
      <text:p text:style-name="P69"><text:span text:style-name="T149"><text:tab/><text:tab/><text:tab/><text:tab/><text:tab/>字段名称_</text:span><text:span text:style-name="T150">2:</text:span><text:span text:style-name="T149">方</text:span><text:span text:style-name="T131">案名称</text:span></text:p>
      <text:p text:style-name="P69"><text:span text:style-name="T149"><text:tab/><text:tab/><text:tab/><text:tab/><text:tab/>字段名称_</text:span><text:span text:style-name="T150">3:</text:span><text:span text:style-name="T149">出</text:span><text:span text:style-name="T131">售</text:span><text:span text:style-name="T169">/</text:span><text:span text:style-name="T131">发行人</text:span></text:p>
      <text:p text:style-name="P69"><text:span text:style-name="T149"><text:tab/><text:tab/><text:tab/><text:tab/><text:tab/>字段名称_</text:span><text:span text:style-name="T150">4:</text:span><text:span text:style-name="T149">出</text:span><text:span text:style-name="T131">售</text:span><text:span text:style-name="T169">/</text:span><text:span text:style-name="T131">发行数量</text:span></text:p>
      <text:p text:style-name="P69"><text:span text:style-name="T149"><text:tab/><text:tab/><text:tab/><text:tab/><text:tab/>字段名称_</text:span><text:span text:style-name="T150">5:</text:span><text:span text:style-name="T149">出</text:span><text:span text:style-name="T131">售</text:span><text:span text:style-name="T169">/</text:span><text:span text:style-name="T131">发行价格</text:span></text:p>
      <text:p text:style-name="P69"><text:span text:style-name="T149"><text:tab/><text:tab/><text:tab/><text:tab/><text:tab/>字段名称_</text:span><text:span text:style-name="T150">6:</text:span><text:span text:style-name="T149">出</text:span><text:span text:style-name="T131">售</text:span><text:span text:style-name="T169">/</text:span><text:span text:style-name="T131">发行时间</text:span></text:p>
      <text:p text:style-name="P69"><text:span text:style-name="T149"><text:tab/><text:tab/><text:tab/><text:tab/><text:tab/>字段名称_</text:span><text:span text:style-name="T150">7:</text:span><text:span text:style-name="T149">已</text:span><text:span text:style-name="T131">交易数量</text:span></text:p>
      <text:p text:style-name="P69"><text:span text:style-name="T149"><text:tab/><text:tab/><text:tab/><text:tab/><text:tab/>字段名称_</text:span><text:span text:style-name="T150">8:</text:span><text:span text:style-name="T149">交</text:span><text:span text:style-name="T131">易收入额</text:span></text:p>
      <text:p text:style-name="P69"><text:span text:style-name="T149"><text:tab/><text:tab/><text:tab/><text:tab/><text:tab/>字段名称_</text:span><text:span text:style-name="T150">9:</text:span><text:span text:style-name="T149">未</text:span><text:span text:style-name="T131">交易数量</text:span></text:p>
      <text:p text:style-name="P69"><text:span text:style-name="T149"><text:tab/><text:tab/><text:tab/><text:tab/><text:tab/>字段名称_</text:span><text:span text:style-name="T150">10:</text:span><text:span text:style-name="T149">状</text:span><text:span text:style-name="T131">态</text:span></text:p>
      <text:p text:style-name="P78"><text:span text:style-name="T131"><text:tab/><text:tab/><text:tab/>功能名称_</text:span><text:span text:style-name="T151">2:分红</text:span><text:span text:style-name="T152">　功能类型:编辑</text:span><text:span text:style-name="T167">(dividends/v1/dividends/{id})</text:span></text:p>
      <text:p text:style-name="P100"><text:soft-page-break/><text:span text:style-name="T40"><text:tab/><text:tab/><text:tab/><text:tab/><text:tab/></text:span><text:span text:style-name="T38">字段名称_</text:span><text:span text:style-name="T41">1:</text:span><text:span text:style-name="T99">税</text:span><text:span text:style-name="T85">后利润 标签类型:</text:span><text:span text:style-name="T100">数字框 必填</text:span></text:p>
      <text:p text:style-name="P70"><text:span text:style-name="T152"><text:tab/><text:tab/><text:tab/><text:tab/><text:tab/></text:span><text:span text:style-name="T149">字段名称_</text:span><text:span text:style-name="T153">2:</text:span><text:span text:style-name="T152">本</text:span><text:span text:style-name="T131">次红利收益时间段 标签类型:日期框</text:span><text:span text:style-name="T154"> 必填（yyyy-MM-dd</text:span><text:span text:style-name="T165">~yyyy-MM-dd</text:span><text:span text:style-name="T154">）</text:span></text:p>
      <text:p text:style-name="P70"><text:span text:style-name="T152"><text:tab/><text:tab/><text:tab/><text:tab/><text:tab/></text:span><text:span text:style-name="T149">字段名称_</text:span><text:span text:style-name="T153">3:</text:span><text:span text:style-name="T152">总</text:span><text:span text:style-name="T131">股本 标签类型:数字框</text:span><text:span text:style-name="T155"> 必填(不可改)</text:span></text:p>
      <text:p text:style-name="P71"><text:span text:style-name="T152"><text:tab/><text:tab/><text:tab/><text:tab/><text:tab/></text:span><text:span text:style-name="T149">字段名称_</text:span><text:span text:style-name="T153">4:</text:span><text:span text:style-name="T152">每</text:span><text:span text:style-name="T131">股收益</text:span><text:span text:style-name="T156"> </text:span><text:span text:style-name="T131">标签类型:数字框</text:span><text:span text:style-name="T155"> 必填(不可改)</text:span></text:p>
      <text:p text:style-name="P72"><text:span text:style-name="T152"><text:tab/><text:tab/><text:tab/><text:tab/><text:tab/></text:span><text:span text:style-name="T149">字段名称_</text:span><text:span text:style-name="T153">5:</text:span><text:span text:style-name="T152">分</text:span><text:span text:style-name="T131">红发放时间 标签类型:日期框</text:span><text:span text:style-name="T154"> 必填（yyyy-MM-dd</text:span><text:span text:style-name="T157">）</text:span></text:p>
      <text:p text:style-name="P82"/>
      <text:p text:style-name="P73"><text:span text:style-name="T157"><text:tab/><text:tab/></text:span><text:span text:style-name="T148">导航名_</text:span><text:span text:style-name="T158">５</text:span><text:span text:style-name="T148">:</text:span><text:span text:style-name="T158">干股分红表</text:span></text:p>
      <text:p text:style-name="P78"><text:span text:style-name="T148"><text:tab/><text:tab/><text:tab/>功能名称_</text:span><text:span text:style-name="T149">１</text:span><text:span text:style-name="T148">:列表</text:span><text:span text:style-name="T149">　功能类型:网格</text:span><text:span text:style-name="T167">(dividends/v1/maps)</text:span></text:p>
      <text:p text:style-name="P101"><text:span text:style-name="T38"><text:tab/><text:tab/><text:tab/><text:tab/><text:tab/></text:span><text:bookmark-start text:name="__DdeLink__5273_521824983"/><text:bookmark-start text:name="__DdeLink__4518_1736471980"/><text:span text:style-name="T38">字段名称_</text:span><text:bookmark-end text:name="__DdeLink__5273_521824983"/><text:span text:style-name="T39">1</text:span><text:span text:style-name="T38">:方</text:span><text:span text:style-name="T85">案代码</text:span></text:p>
      <text:p text:style-name="P73"><text:span text:style-name="T149"><text:tab/><text:tab/><text:tab/><text:tab/><text:tab/>字段名称_</text:span><text:span text:style-name="T150">2:</text:span><text:span text:style-name="T149">方</text:span><text:span text:style-name="T131">案名称</text:span></text:p>
      <text:p text:style-name="P101"><text:span text:style-name="T38"><text:tab/><text:tab/><text:tab/><text:tab/><text:tab/>字段名称_</text:span><text:span text:style-name="T42">3:</text:span><text:span text:style-name="T101">税</text:span><text:span text:style-name="T85">后利润</text:span></text:p>
      <text:p text:style-name="P73"><text:span text:style-name="T149"><text:tab/><text:tab/><text:tab/><text:tab/><text:tab/>字段名称_</text:span><text:span text:style-name="T158">4:</text:span><text:span text:style-name="T157">持</text:span><text:span text:style-name="T131">股数</text:span></text:p>
      <text:p text:style-name="P73"><text:span text:style-name="T157"><text:tab/><text:tab/><text:tab/><text:tab/><text:tab/></text:span><text:span text:style-name="T149">字段名称_</text:span><text:span text:style-name="T158">5:</text:span><text:span text:style-name="T157">总</text:span><text:span text:style-name="T131">股本</text:span></text:p>
      <text:p text:style-name="P73"><text:span text:style-name="T157"><text:tab/><text:tab/><text:tab/><text:tab/><text:tab/></text:span><text:span text:style-name="T149">字段名称_</text:span><text:span text:style-name="T158">6:</text:span><text:span text:style-name="T157">每</text:span><text:span text:style-name="T131">股收益</text:span></text:p>
      <text:p text:style-name="P73"><text:span text:style-name="T157"><text:tab/><text:tab/><text:tab/><text:tab/><text:tab/></text:span><text:span text:style-name="T149">字段名称_</text:span><text:span text:style-name="T158">7:</text:span><text:span text:style-name="T157">总</text:span><text:span text:style-name="T131">收益</text:span><text:span text:style-name="T169">/</text:span><text:span text:style-name="T131">分红</text:span></text:p>
      <text:p text:style-name="P73"><text:span text:style-name="T157"><text:tab/><text:tab/><text:tab/><text:tab/><text:tab/></text:span><text:span text:style-name="T149">字段名称_</text:span><text:span text:style-name="T158">8:</text:span><text:span text:style-name="T157">购</text:span><text:span text:style-name="T131">入时间</text:span></text:p>
      <text:p text:style-name="P73"><text:span text:style-name="T157"><text:tab/><text:tab/><text:tab/><text:tab/><text:tab/></text:span><text:span text:style-name="T149">字段名称_</text:span><text:span text:style-name="T158">9:</text:span><text:span text:style-name="T157">持</text:span><text:span text:style-name="T131">股时长</text:span></text:p>
      <text:p text:style-name="P73"><text:span text:style-name="T157"><text:tab/><text:tab/><text:tab/><text:tab/><text:tab/></text:span><text:span text:style-name="T149">字段名称_</text:span><text:span text:style-name="T158">10:</text:span><text:span text:style-name="T157">分</text:span><text:span text:style-name="T131">红发放时间</text:span></text:p>
      <text:p text:style-name="P73"><text:span text:style-name="T157"><text:tab/><text:tab/><text:tab/><text:tab/><text:tab/></text:span><text:span text:style-name="T149">字段名称_</text:span><text:span text:style-name="T158">11:</text:span><text:span text:style-name="T157">本</text:span><text:span text:style-name="T131">次红利收益时间段</text:span></text:p>
      <text:p text:style-name="P73"><text:span text:style-name="T157"><text:tab/><text:tab/><text:tab/><text:tab/><text:tab/></text:span><text:span text:style-name="T149">字段名称_</text:span><text:span text:style-name="T158">12:</text:span><text:span text:style-name="T157">备</text:span><text:span text:style-name="T131">注</text:span></text:p>
      <text:p text:style-name="P73"><text:span text:style-name="T157"><text:tab/><text:tab/><text:tab/><text:tab/><text:tab/></text:span><text:span text:style-name="T149">字段名称_</text:span><text:span text:style-name="T158">13:</text:span><text:span text:style-name="T157">持</text:span><text:span text:style-name="T131">股人确认情况</text:span><text:bookmark-end text:name="__DdeLink__4518_1736471980"/></text:p>
      <text:p text:style-name="P78"><text:span text:style-name="T131"><text:tab/><text:tab/><text:tab/></text:span><text:span text:style-name="T159">功能名称_2:</text:span><text:span text:style-name="T160">确认分红 功能类型:确认分红</text:span><text:span text:style-name="T167">(dividends/v1/confirm/{id})</text:span></text:p>
      <text:p text:style-name="P77"><text:span text:style-name="T160"><text:tab/><text:tab/><text:tab/><text:tab/><text:tab/></text:span><text:span text:style-name="T149">字段名称_</text:span><text:span text:style-name="T158">1:</text:span><text:span text:style-name="T157">确认分红</text:span><text:span text:style-name="T166">　</text:span><text:bookmark-start text:name="__DdeLink__4208_1243914259"/><text:span text:style-name="T166">非必填</text:span><text:bookmark-end text:name="__DdeLink__4208_1243914259"/><text:span text:style-name="T166">　下拉框（同意,不同意）</text:span></text:p>
      <text:p text:style-name="P83"><text:tab/><text:tab/><text:tab/><text:tab/><text:tab/><text:span text:style-name="T173">字段名称_12:备注　 非必填</text:span></text:p>
      <text:p text:style-name="P74"><text:span text:style-name="T160"><text:tab/><text:tab/>导航名</text:span><text:span text:style-name="T161">_6:交易持股明细表</text:span></text:p>
      <text:p text:style-name="P79"><text:span text:style-name="T131"><text:tab/><text:tab/><text:tab/></text:span><text:span text:style-name="T148">功能名称_</text:span><text:span text:style-name="T149">１</text:span><text:span text:style-name="T148">:列表</text:span><text:span text:style-name="T149">　功能类型:网格</text:span><text:span text:style-name="T167">(dividends/v1/list)</text:span></text:p>
      <text:p text:style-name="P102"><text:span text:style-name="T38"><text:tab/><text:tab/><text:tab/><text:tab/><text:tab/></text:span><text:bookmark-start text:name="__DdeLink__5273_5218249831"/><text:span text:style-name="T38">字段名称_</text:span><text:bookmark-end text:name="__DdeLink__5273_5218249831"/><text:span text:style-name="T39">1</text:span><text:span text:style-name="T38">:方</text:span><text:span text:style-name="T85">案代码</text:span></text:p>
      <text:p text:style-name="P74"><text:span text:style-name="T149"><text:tab/><text:tab/><text:tab/><text:tab/><text:tab/>字段名称_</text:span><text:span text:style-name="T150">2:</text:span><text:span text:style-name="T149">方</text:span><text:span text:style-name="T131">案名称</text:span></text:p>
      <text:p text:style-name="P102"><text:span text:style-name="T38"><text:tab/><text:tab/><text:tab/><text:tab/><text:tab/>字段名称_</text:span><text:span text:style-name="T42">3:持</text:span><text:span text:style-name="T85">股人</text:span></text:p>
      <text:p text:style-name="P102"><text:span text:style-name="T38"><text:tab/><text:tab/><text:tab/><text:tab/><text:tab/>字段名称_</text:span><text:span text:style-name="T43">4:</text:span><text:span text:style-name="T102">持</text:span><text:span text:style-name="T85">股数量</text:span></text:p>
      <text:p text:style-name="P102"><text:span text:style-name="T44"><text:tab/><text:tab/><text:tab/><text:tab/><text:tab/></text:span><text:span text:style-name="T38">字段名称_</text:span><text:span text:style-name="T43">5:</text:span><text:span text:style-name="T102">总</text:span><text:span text:style-name="T85">股本</text:span></text:p>
      <text:p text:style-name="P102"><text:span text:style-name="T44"><text:tab/><text:tab/><text:tab/><text:tab/><text:tab/></text:span><text:span text:style-name="T38">字段名称_</text:span><text:span text:style-name="T43">6:</text:span><text:span text:style-name="T102">总</text:span><text:span text:style-name="T85">收益</text:span></text:p>
      <text:p text:style-name="P102"><text:span text:style-name="T44"><text:tab/><text:tab/><text:tab/><text:tab/><text:tab/></text:span><text:span text:style-name="T38">字段名称_</text:span><text:span text:style-name="T43">7:</text:span><text:span text:style-name="T102">持</text:span><text:span text:style-name="T85">股时间</text:span></text:p>
      <text:p text:style-name="P102"><text:span text:style-name="T44"><text:tab/><text:tab/><text:tab/><text:tab/><text:tab/></text:span><text:span text:style-name="T38">字段名称_</text:span><text:span text:style-name="T43">8:</text:span><text:span text:style-name="T102">持</text:span><text:span text:style-name="T85">股状态 </text:span></text:p>
      <text:p text:style-name="P105"><text:span text:style-name="T44"><text:tab/><text:tab/><text:tab/><text:tab/><text:tab/></text:span><text:span text:style-name="T38">字段名称_</text:span><text:span text:style-name="T43">9:</text:span><text:span text:style-name="T102">分</text:span><text:span text:style-name="T85">红状态 </text:span><text:span text:style-name="T104">(</text:span><text:span text:style-name="T105">1:</text:span><text:span text:style-name="T104">分红／</text:span><text:span text:style-name="T105">0:</text:span><text:span text:style-name="T104">未分红)</text:span></text:p>
      <text:p text:style-name="P102"><text:span text:style-name="T44"><text:tab/><text:tab/><text:tab/><text:tab/><text:tab/></text:span><text:span text:style-name="T38">字段名称_</text:span><text:span text:style-name="T43">10:</text:span><text:span text:style-name="T102">分</text:span><text:span text:style-name="T85">红收益</text:span></text:p>
      <text:p text:style-name="P102"><text:span text:style-name="T44"><text:tab/><text:tab/><text:tab/><text:tab/><text:tab/></text:span><text:span text:style-name="T38">字段名称_</text:span><text:span text:style-name="T43">11:</text:span><text:span text:style-name="T102">分</text:span><text:span text:style-name="T85">红时间</text:span></text:p>
      <text:p text:style-name="P78"><text:span text:style-name="T157"><text:tab/><text:tab/><text:tab/></text:span><text:span text:style-name="T148">功能名称_</text:span><text:span text:style-name="T162">2</text:span><text:span text:style-name="T148">:汇总</text:span><text:span text:style-name="T149">　功能类型:网格</text:span><text:span text:style-name="T167">(dividends/v1/collect)</text:span></text:p>
      <text:p text:style-name="P103"><text:span text:style-name="T38"><text:tab/><text:tab/><text:tab/><text:tab/><text:tab/></text:span><text:bookmark-start text:name="__DdeLink__5273_52182498311"/><text:span text:style-name="T38">字段名称_</text:span><text:bookmark-end text:name="__DdeLink__5273_52182498311"/><text:span text:style-name="T39">1</text:span><text:span text:style-name="T38">:方</text:span><text:span text:style-name="T85">案代码</text:span></text:p>
      <text:p text:style-name="P75"><text:span text:style-name="T149"><text:tab/><text:tab/><text:tab/><text:tab/><text:tab/>字段名称_</text:span><text:span text:style-name="T150">2:</text:span><text:span text:style-name="T149">方</text:span><text:span text:style-name="T131">案名称</text:span></text:p>
      <text:p text:style-name="P103"><text:span text:style-name="T38"><text:tab/><text:tab/><text:tab/><text:tab/><text:tab/>字段名称_</text:span><text:span text:style-name="T42">3:持</text:span><text:span text:style-name="T85">股人</text:span></text:p>
      <text:p text:style-name="P103"><text:span text:style-name="T38"><text:tab/><text:tab/><text:tab/><text:tab/><text:tab/>字段名称_</text:span><text:span text:style-name="T43">4:</text:span><text:span text:style-name="T102">持</text:span><text:span text:style-name="T85">股数量</text:span></text:p>
      <text:p text:style-name="P103"><text:span text:style-name="T44"><text:tab/><text:tab/><text:tab/><text:tab/><text:tab/></text:span><text:span text:style-name="T38">字段名称_</text:span><text:span text:style-name="T43">5:</text:span><text:span text:style-name="T102">总</text:span><text:span text:style-name="T85">股本</text:span></text:p>
      <text:p text:style-name="P103"><text:span text:style-name="T44"><text:tab/><text:tab/><text:tab/><text:tab/><text:tab/></text:span><text:span text:style-name="T38">字段名称_</text:span><text:span text:style-name="T43">6:</text:span><text:span text:style-name="T102">总</text:span><text:span text:style-name="T85">收益</text:span></text:p>
      <text:p text:style-name="P103"><text:span text:style-name="T44"><text:tab/><text:tab/><text:tab/><text:tab/><text:tab/></text:span><text:span text:style-name="T38">字段名称_</text:span><text:span text:style-name="T43">7:</text:span><text:span text:style-name="T102">分</text:span><text:span text:style-name="T85">红收益</text:span></text:p>
      <text:p text:style-name="P76"><text:soft-page-break/><text:span text:style-name="T157"><text:tab/><text:tab/></text:span><text:span text:style-name="T160">导航名</text:span><text:span text:style-name="T161">_</text:span><text:span text:style-name="T164">7</text:span><text:span text:style-name="T161">:</text:span><text:span text:style-name="T163">公司干股情况汇总表</text:span></text:p>
      <text:p text:style-name="P78"><text:span text:style-name="T149"><text:tab/><text:tab/><text:tab/></text:span><text:span text:style-name="T148">功能名称_</text:span><text:span text:style-name="T149">１</text:span><text:span text:style-name="T148">:列表</text:span><text:span text:style-name="T149">　功能类型:网格</text:span><text:span text:style-name="T167">(dividends/v1/detail/list)</text:span></text:p>
      <text:p text:style-name="P104"><text:span text:style-name="T38"><text:tab/><text:tab/><text:tab/><text:tab/><text:tab/></text:span><text:bookmark-start text:name="__DdeLink__5273_52182498312"/><text:span text:style-name="T38">字段名称_</text:span><text:bookmark-end text:name="__DdeLink__5273_52182498312"/><text:span text:style-name="T39">1</text:span><text:span text:style-name="T38">:发</text:span><text:span text:style-name="T85">行总股数</text:span></text:p>
      <text:p text:style-name="P104"><text:span text:style-name="T38"><text:tab/><text:tab/><text:tab/><text:tab/><text:tab/>字段名称_</text:span><text:span text:style-name="T42">2:</text:span><text:span text:style-name="T103">发</text:span><text:span text:style-name="T85">行总额</text:span></text:p>
      <text:p text:style-name="P104"><text:span text:style-name="T38"><text:tab/><text:tab/><text:tab/><text:tab/><text:tab/>字段名称_</text:span><text:span text:style-name="T42">3:持</text:span><text:span text:style-name="T85">股人数</text:span></text:p>
      <text:p text:style-name="P104"><text:span text:style-name="T38"><text:tab/><text:tab/><text:tab/><text:tab/><text:tab/>字段名称_</text:span><text:span text:style-name="T43">4:总</text:span><text:span text:style-name="T85">持股数</text:span></text:p>
      <text:p text:style-name="P104"><text:span text:style-name="T44"><text:tab/><text:tab/><text:tab/><text:tab/><text:tab/></text:span><text:span text:style-name="T38">字段名称_</text:span><text:span text:style-name="T43">5:持</text:span><text:span text:style-name="T85">有总额</text:span></text:p>
      <text:p text:style-name="P104"><text:span text:style-name="T44"><text:tab/><text:tab/><text:tab/><text:tab/><text:tab/></text:span><text:span text:style-name="T38">字段名称_</text:span><text:span text:style-name="T43">6:总</text:span><text:span text:style-name="T85">收益额</text:span></text:p>
      <text:p text:style-name="P110"><text:span text:style-name="T53"><text:tab/><text:tab/><text:tab/><text:tab/><text:tab/></text:span><text:span text:style-name="T54">字段名称_</text:span><text:span text:style-name="T55">7:占</text:span><text:span text:style-name="T84">总发行数量比</text:span></text:p>
      <text:p text:style-name="P1"/>
      <text:p text:style-name="P1"/>
      <text:p text:style-name="P1"/>
      <text:p text:style-name="P1"/>
      <text:p text:style-name="P2"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1"><text:tab/></text:p>
      <text:p text:style-name="P14"/>
      <text:p text:style-name="P4"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5T16:38:37.175849129</dc:date>
    <meta:editing-duration>P3DT3H44M7S</meta:editing-duration>
    <meta:editing-cycles>546</meta:editing-cycles>
    <meta:generator>LibreOffice/5.1.6.2.0$Linux_X86_64 LibreOffice_project/10$Build-2</meta:generator>
    <meta:document-statistic meta:table-count="0" meta:image-count="0" meta:object-count="0" meta:page-count="7" meta:paragraph-count="299" meta:word-count="3596" meta:character-count="6436" meta:non-whitespace-character-count="4966"/>
  </office:meta>
</office:document-meta>
</file>